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1" svg:font-family="Calibri, sans-serif" style:font-family-generic="system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Lohit Hindi" svg:font-family="'Lohit Hindi'" style:font-family-generic="system" style:font-pitch="variable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 style:master-page-name="MPF0">
      <style:table-properties style:width="19.002cm" style:page-number="auto" table:align="center"/>
    </style:style>
    <style:style style:name="Table1.A" style:family="table-column">
      <style:table-column-properties style:column-width="3.47cm"/>
    </style:style>
    <style:style style:name="Table1.B" style:family="table-column">
      <style:table-column-properties style:column-width="0.282cm"/>
    </style:style>
    <style:style style:name="Table1.C" style:family="table-column">
      <style:table-column-properties style:column-width="15.251cm"/>
    </style:style>
    <style:style style:name="Table1.1" style:family="table-row">
      <style:table-row-properties style:min-row-height="2.3cm" style:use-optimal-row-height="false"/>
    </style:style>
    <style:style style:name="Table1.A1" style:family="table-cell">
      <style:table-cell-properties style:vertical-align="middle" fo:padding-left="0.049cm" fo:padding-right="0.049cm" fo:padding-top="0cm" fo:padding-bottom="0cm" fo:border="0.5pt solid #b20d21" style:writing-mode="lr-tb"/>
    </style:style>
    <style:style style:name="Table1.B1" style:family="table-cell">
      <style:table-cell-properties style:vertical-align="middle" fo:padding-left="0.049cm" fo:padding-right="0.049cm" fo:padding-top="0cm" fo:padding-bottom="0cm" fo:border="none" style:writing-mode="lr-tb"/>
    </style:style>
    <style:style style:name="Table1.C1" style:family="table-cell">
      <style:table-cell-properties style:vertical-align="middle" fo:padding-left="0.15cm" fo:padding-right="0.049cm" fo:padding-top="0cm" fo:padding-bottom="0cm" fo:border="0.5pt solid #337275" style:writing-mode="lr-tb"/>
    </style:style>
    <style:style style:name="Table5" style:family="table">
      <style:table-properties style:width="17.679cm" fo:margin-left="-0.009cm" table:align="left"/>
    </style:style>
    <style:style style:name="Table5.A" style:family="table-column">
      <style:table-column-properties style:column-width="17.679cm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7.649cm" fo:margin-left="-0.009cm" table:align="left"/>
    </style:style>
    <style:style style:name="Table6.A" style:family="table-column">
      <style:table-column-properties style:column-width="17.649cm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7.649cm" fo:margin-left="-0.009cm" table:align="left"/>
    </style:style>
    <style:style style:name="Table7.A" style:family="table-column">
      <style:table-column-properties style:column-width="17.649cm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7.619cm" fo:margin-left="-0.009cm" table:align="left"/>
    </style:style>
    <style:style style:name="Table8.A" style:family="table-column">
      <style:table-column-properties style:column-width="17.619cm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7.619cm" fo:margin-left="-0.009cm" table:align="left"/>
    </style:style>
    <style:style style:name="Table9.A" style:family="table-column">
      <style:table-column-properties style:column-width="17.619cm"/>
    </style:style>
    <style:style style:name="Table9.1" style:family="table-row">
      <style:table-row-properties style:min-row-height="0.871cm" style:use-optimal-row-height="false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7.56cm" fo:margin-left="-0.009cm" table:align="left"/>
    </style:style>
    <style:style style:name="Table10.A" style:family="table-column">
      <style:table-column-properties style:column-width="17.56cm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7.59cm" fo:margin-left="-0.009cm" table:align="left"/>
    </style:style>
    <style:style style:name="Table11.A" style:family="table-column">
      <style:table-column-properties style:column-width="17.59cm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2" style:family="table">
      <style:table-properties style:width="17.56cm" fo:margin-left="-0.009cm" table:align="left"/>
    </style:style>
    <style:style style:name="Table12.A" style:family="table-column">
      <style:table-column-properties style:column-width="17.56cm"/>
    </style:style>
    <style:style style:name="Table1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17.619cm" fo:margin-left="-0.009cm" table:align="left"/>
    </style:style>
    <style:style style:name="Table13.A" style:family="table-column">
      <style:table-column-properties style:column-width="17.619cm"/>
    </style:style>
    <style:style style:name="Table1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7.53cm" fo:margin-left="-0.009cm" table:align="left"/>
    </style:style>
    <style:style style:name="Table14.A" style:family="table-column">
      <style:table-column-properties style:column-width="17.53cm"/>
    </style:style>
    <style:style style:name="Table1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7.854cm" fo:margin-left="-0.208cm" table:align="left"/>
    </style:style>
    <style:style style:name="Table15.A" style:family="table-column">
      <style:table-column-properties style:column-width="17.854cm"/>
    </style:style>
    <style:style style:name="Table15.1" style:family="table-row">
      <style:table-row-properties style:min-row-height="0.981cm" style:use-optimal-row-height="false"/>
    </style:style>
    <style:style style:name="Table1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18.002cm" fo:margin-left="0cm" table:align="left"/>
    </style:style>
    <style:style style:name="Table16.A" style:family="table-column">
      <style:table-column-properties style:column-width="18.002cm"/>
    </style:style>
    <style:style style:name="Table16.A1" style:family="table-cell">
      <style:table-cell-properties fo:padding-left="0.191cm" fo:padding-right="0.191cm" fo:padding-top="0cm" fo:padding-bottom="0cm" fo:border="none" style:writing-mode="lr-tb"/>
    </style:style>
    <style:style style:name="Table17" style:family="table">
      <style:table-properties style:width="17.801cm" fo:margin-left="0cm" table:align="left"/>
    </style:style>
    <style:style style:name="Table17.A" style:family="table-column">
      <style:table-column-properties style:column-width="2.251cm"/>
    </style:style>
    <style:style style:name="Table17.B" style:family="table-column">
      <style:table-column-properties style:column-width="1.501cm"/>
    </style:style>
    <style:style style:name="Table17.C" style:family="table-column">
      <style:table-column-properties style:column-width="1.249cm"/>
    </style:style>
    <style:style style:name="Table17.D" style:family="table-column">
      <style:table-column-properties style:column-width="1.251cm"/>
    </style:style>
    <style:style style:name="Table17.M" style:family="table-column">
      <style:table-column-properties style:column-width="1.298cm"/>
    </style:style>
    <style:style style:name="Table17.1" style:family="table-row">
      <style:table-row-properties style:min-row-height="0.529cm" style:use-optimal-row-height="false"/>
    </style:style>
    <style:style style:name="Table17.A1" style:family="table-cell">
      <style:table-cell-properties style:vertical-align="middle" fo:padding-left="0.191cm" fo:padding-right="0.191cm" fo:padding-top="0cm" fo:padding-bottom="0cm" fo:border-left="none" fo:border-right="0.5pt solid #000000" fo:border-top="1pt solid #000000" fo:border-bottom="0.5pt solid #ffffff" fo:wrap-option="no-wrap" style:writing-mode="lr-tb"/>
    </style:style>
    <style:style style:name="Table17.B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1pt solid #000000" fo:wrap-option="no-wrap" style:writing-mode="lr-tb"/>
    </style:style>
    <style:style style:name="Table17.F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1pt solid #000000" fo:border-bottom="1pt solid #000000" style:writing-mode="lr-tb"/>
    </style:style>
    <style:style style:name="Table17.J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1pt solid #000000" style:writing-mode="lr-tb"/>
    </style:style>
    <style:style style:name="Table17.A2" style:family="table-cell">
      <style:table-cell-properties style:vertical-align="middle" fo:padding="0cm" fo:border-left="none" fo:border-right="0.5pt solid #000000" fo:border-top="0.5pt solid #ffffff" fo:border-bottom="1pt solid #000000" fo:wrap-option="no-wrap" style:writing-mode="lr-tb"/>
    </style:style>
    <style:style style:name="Table17.B2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D2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style:writing-mode="lr-tb"/>
    </style:style>
    <style:style style:name="Table17.F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H2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e17.J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L2" style:family="table-cell">
      <style:table-cell-properties style:vertical-align="middle" fo:padding="0cm" fo:border-left="0.5pt solid #a6a6a6" fo:border-right="none" fo:border-top="1pt solid #000000" fo:border-bottom="1pt solid #000000" style:writing-mode="lr-tb"/>
    </style:style>
    <style:style style:name="Table17.3" style:family="table-row">
      <style:table-row-properties style:min-row-height="0.873cm" style:use-optimal-row-height="false"/>
    </style:style>
    <style:style style:name="Table17.A3" style:family="table-cell">
      <style:table-cell-properties style:vertical-align="middle" fo:padding="0cm" fo:border-left="none" fo:border-right="0.5pt solid #000000" fo:border-top="1pt solid #000000" fo:border-bottom="1pt solid #000000" fo:wrap-option="no-wrap" style:writing-mode="lr-tb"/>
    </style:style>
    <style:style style:name="Table17.B3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fo:wrap-option="no-wrap" style:writing-mode="lr-tb"/>
    </style:style>
    <style:style style:name="Table17.C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D3" style:family="table-cell">
      <style:table-cell-properties style:vertical-align="middle" fo:padding-left="0.191cm" fo:padding-right="0.191cm" fo:padding-top="0cm" fo:padding-bottom="0cm" fo:border-left="0.5pt solid #a6a6a6" fo:border-right="0.5pt solid #a6a6a6" fo:border-top="1pt solid #000000" fo:border-bottom="1pt solid #000000" fo:wrap-option="no-wrap" style:writing-mode="lr-tb"/>
    </style:style>
    <style:style style:name="Table17.E3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fo:wrap-option="no-wrap" style:writing-mode="lr-tb"/>
    </style:style>
    <style:style style:name="Table17.F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G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H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I3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e17.J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K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L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M3" style:family="table-cell">
      <style:table-cell-properties style:vertical-align="middle" fo:padding-left="0.018cm" fo:padding-right="0.018cm" fo:padding-top="0cm" fo:padding-bottom="0cm" fo:border-left="0.5pt solid #a6a6a6" fo:border-right="none" fo:border-top="1pt solid #000000" fo:border-bottom="1pt solid #000000" style:writing-mode="lr-tb"/>
    </style:style>
    <style:style style:name="Table17.A4" style:family="table-cell">
      <style:table-cell-properties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4" style:family="table-cell">
      <style:table-cell-properties style:vertical-align="middle"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4" style:family="table-cell">
      <style:table-cell-properties style:vertical-align="middle"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A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7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7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7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7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7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B8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9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9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9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9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9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B10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1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1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11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11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11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11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12" style:family="table-row">
      <style:table-row-properties style:min-row-height="0.614cm" style:use-optimal-row-height="false"/>
    </style:style>
    <style:style style:name="Table17.B12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2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2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2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2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3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3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13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13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13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13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B14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4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4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4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4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1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1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1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1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B1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7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7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7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7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7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8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8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9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9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9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9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9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B20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2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2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2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2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21" style:family="table-cell">
      <style:table-cell-properties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21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21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21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21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21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6" style:family="table">
      <style:table-properties style:width="18.002cm" fo:margin-left="0cm" table:align="left"/>
    </style:style>
    <style:style style:name="Table16.A" style:family="table-column">
      <style:table-column-properties style:column-width="18.002cm"/>
    </style:style>
    <style:style style:name="Table16.A1" style:family="table-cell">
      <style:table-cell-properties fo:padding-left="0.191cm" fo:padding-right="0.191cm" fo:padding-top="0cm" fo:padding-bottom="0cm" fo:border="none" style:writing-mode="lr-tb"/>
    </style:style>
    <style:style style:name="Table17" style:family="table">
      <style:table-properties style:width="17.801cm" fo:margin-left="0cm" table:align="left"/>
    </style:style>
    <style:style style:name="Table17.A" style:family="table-column">
      <style:table-column-properties style:column-width="2.251cm"/>
    </style:style>
    <style:style style:name="Table17.B" style:family="table-column">
      <style:table-column-properties style:column-width="1.501cm"/>
    </style:style>
    <style:style style:name="Table17.C" style:family="table-column">
      <style:table-column-properties style:column-width="1.249cm"/>
    </style:style>
    <style:style style:name="Table17.D" style:family="table-column">
      <style:table-column-properties style:column-width="1.251cm"/>
    </style:style>
    <style:style style:name="Table17.M" style:family="table-column">
      <style:table-column-properties style:column-width="1.298cm"/>
    </style:style>
    <style:style style:name="Table17.1" style:family="table-row">
      <style:table-row-properties style:min-row-height="0.529cm" style:use-optimal-row-height="false"/>
    </style:style>
    <style:style style:name="Table17.A1" style:family="table-cell">
      <style:table-cell-properties style:vertical-align="middle" fo:padding-left="0.191cm" fo:padding-right="0.191cm" fo:padding-top="0cm" fo:padding-bottom="0cm" fo:border-left="none" fo:border-right="0.5pt solid #000000" fo:border-top="1pt solid #000000" fo:border-bottom="0.5pt solid #ffffff" fo:wrap-option="no-wrap" style:writing-mode="lr-tb"/>
    </style:style>
    <style:style style:name="Table17.B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1pt solid #000000" fo:wrap-option="no-wrap" style:writing-mode="lr-tb"/>
    </style:style>
    <style:style style:name="Table17.F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1pt solid #000000" fo:border-bottom="1pt solid #000000" style:writing-mode="lr-tb"/>
    </style:style>
    <style:style style:name="Table17.J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1pt solid #000000" style:writing-mode="lr-tb"/>
    </style:style>
    <style:style style:name="Table17.A2" style:family="table-cell">
      <style:table-cell-properties style:vertical-align="middle" fo:padding="0cm" fo:border-left="none" fo:border-right="0.5pt solid #000000" fo:border-top="0.5pt solid #ffffff" fo:border-bottom="1pt solid #000000" fo:wrap-option="no-wrap" style:writing-mode="lr-tb"/>
    </style:style>
    <style:style style:name="Table17.B2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D2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style:writing-mode="lr-tb"/>
    </style:style>
    <style:style style:name="Table17.F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H2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e17.J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L2" style:family="table-cell">
      <style:table-cell-properties style:vertical-align="middle" fo:padding="0cm" fo:border-left="0.5pt solid #a6a6a6" fo:border-right="none" fo:border-top="1pt solid #000000" fo:border-bottom="1pt solid #000000" style:writing-mode="lr-tb"/>
    </style:style>
    <style:style style:name="Table17.3" style:family="table-row">
      <style:table-row-properties style:min-row-height="0.873cm" style:use-optimal-row-height="false"/>
    </style:style>
    <style:style style:name="Table17.A3" style:family="table-cell">
      <style:table-cell-properties style:vertical-align="middle" fo:padding="0cm" fo:border-left="none" fo:border-right="0.5pt solid #000000" fo:border-top="1pt solid #000000" fo:border-bottom="1pt solid #000000" fo:wrap-option="no-wrap" style:writing-mode="lr-tb"/>
    </style:style>
    <style:style style:name="Table17.B3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fo:wrap-option="no-wrap" style:writing-mode="lr-tb"/>
    </style:style>
    <style:style style:name="Table17.C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D3" style:family="table-cell">
      <style:table-cell-properties style:vertical-align="middle" fo:padding-left="0.191cm" fo:padding-right="0.191cm" fo:padding-top="0cm" fo:padding-bottom="0cm" fo:border-left="0.5pt solid #a6a6a6" fo:border-right="0.5pt solid #a6a6a6" fo:border-top="1pt solid #000000" fo:border-bottom="1pt solid #000000" fo:wrap-option="no-wrap" style:writing-mode="lr-tb"/>
    </style:style>
    <style:style style:name="Table17.E3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fo:wrap-option="no-wrap" style:writing-mode="lr-tb"/>
    </style:style>
    <style:style style:name="Table17.F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G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H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I3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e17.J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K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L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M3" style:family="table-cell">
      <style:table-cell-properties style:vertical-align="middle" fo:padding-left="0.018cm" fo:padding-right="0.018cm" fo:padding-top="0cm" fo:padding-bottom="0cm" fo:border-left="0.5pt solid #a6a6a6" fo:border-right="none" fo:border-top="1pt solid #000000" fo:border-bottom="1pt solid #000000" style:writing-mode="lr-tb"/>
    </style:style>
    <style:style style:name="Table17.A4" style:family="table-cell">
      <style:table-cell-properties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4" style:family="table-cell">
      <style:table-cell-properties style:vertical-align="middle"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4" style:family="table-cell">
      <style:table-cell-properties style:vertical-align="middle"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A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7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7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7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7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7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B8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9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9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9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9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9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B10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1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1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11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11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11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11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12" style:family="table-row">
      <style:table-row-properties style:min-row-height="0.614cm" style:use-optimal-row-height="false"/>
    </style:style>
    <style:style style:name="Table17.B12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2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2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2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2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3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3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13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13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13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13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B14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4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4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4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4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1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1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1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1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B1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7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7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7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7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7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8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8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9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9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9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9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9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B20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2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2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2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2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21" style:family="table-cell">
      <style:table-cell-properties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21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21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21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21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21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P1" style:family="paragraph" style:parent-style-name="Normal">
      <style:paragraph-properties fo:margin-top="0.212cm" fo:margin-bottom="0cm" style:contextual-spacing="false" fo:text-align="center" style:justify-single-word="false" fo:orphans="2" fo:widows="2" fo:break-before="page"/>
      <style:text-properties fo:color="#b20d21" loext:opacity="100%" style:font-name="Arial Narrow" fo:font-weight="bold" style:font-name-asian="Calibri" style:language-asian="en" style:country-asian="US" style:font-weight-asian="bold" style:font-name-complex="Times New Roman" style:language-complex="en" style:country-complex="US"/>
    </style:style>
    <style:style style:name="P2" style:family="paragraph" style:parent-style-name="Normal">
      <style:paragraph-properties fo:margin-top="0.212cm" fo:margin-bottom="0.212cm" style:contextual-spacing="false" fo:text-align="center" style:justify-single-word="false" fo:orphans="2" fo:widows="2"/>
    </style:style>
    <style:style style:name="P3" style:family="paragraph" style:parent-style-name="Normal">
      <style:paragraph-properties fo:margin-top="0.212cm" fo:margin-bottom="0.212cm" style:contextual-spacing="false" fo:text-align="center" style:justify-single-word="false" fo:orphans="2" fo:widows="2"/>
      <style:text-properties officeooo:paragraph-rsid="0026c812"/>
    </style:style>
    <style:style style:name="P4" style:family="paragraph" style:parent-style-name="Normal">
      <style:paragraph-properties fo:margin-top="0.212cm" fo:margin-bottom="0.212cm" style:contextual-spacing="false" fo:text-align="center" style:justify-single-word="false" fo:orphans="2" fo:widows="2"/>
      <style:text-properties fo:color="#c9211e" loext:opacity="100%"/>
    </style:style>
    <style:style style:name="P5" style:family="paragraph" style:parent-style-name="Normal">
      <style:paragraph-properties fo:margin-top="0.212cm" fo:margin-bottom="0cm" style:contextual-spacing="false" fo:text-align="center" style:justify-single-word="false" fo:orphans="2" fo:widows="2"/>
      <style:text-properties fo:color="#000000" loext:opacity="100%" style:font-name-asian="Times New Roman" style:language-asian="en" style:country-asian="US" style:font-name-complex="Times New Roman" style:language-complex="en" style:country-complex="US"/>
    </style:style>
    <style:style style:name="P6" style:family="paragraph" style:parent-style-name="Normal">
      <style:paragraph-properties fo:margin-top="0.212cm" fo:margin-bottom="0cm" style:contextual-spacing="false" fo:orphans="2" fo:widows="2"/>
      <style:text-properties fo:color="#337275" loext:opacity="100%" fo:font-size="18pt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/>
    </style:style>
    <style:style style:name="P7" style:family="paragraph" style:parent-style-name="Heading_20_3">
      <style:paragraph-properties fo:margin-top="0.25cm" fo:margin-bottom="0cm" style:contextual-spacing="false"/>
    </style:style>
    <style:style style:name="P8" style:family="paragraph" style:parent-style-name="Heading_20_3">
      <style:paragraph-properties fo:margin-top="0cm" fo:margin-bottom="0cm" style:contextual-spacing="false"/>
    </style:style>
    <style:style style:name="P9" style:family="paragraph" style:parent-style-name="Normal">
      <style:paragraph-properties fo:margin-top="0.423cm" fo:margin-bottom="0cm" style:contextual-spacing="false" fo:orphans="2" fo:widows="2"/>
      <style:text-properties fo:color="#337275" loext:opacity="100%" fo:font-size="14pt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P10" style:family="paragraph" style:parent-style-name="Normal">
      <style:paragraph-properties fo:orphans="2" fo:widows="2"/>
      <style:text-properties fo:color="#337275" loext:opacity="100%" fo:font-size="14pt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P11" style:family="paragraph" style:parent-style-name="Normal">
      <style:paragraph-properties fo:orphans="2" fo:widows="2"/>
    </style:style>
    <style:style style:name="P12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font-weight="bold" style:font-weight-asian="bold"/>
    </style:style>
    <style:style style:name="P13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14" style:family="paragraph" style:parent-style-name="Lista_20_vistosa_20_-_20_Énfasis_20_11" style:list-style-name="L1">
      <style:paragraph-properties fo:margin-left="0cm" fo:margin-right="0cm" fo:text-indent="0cm" style:auto-text-indent="false">
        <style:tab-stops/>
      </style:paragraph-properties>
      <style:text-properties officeooo:paragraph-rsid="0033f13b"/>
    </style:style>
    <style:style style:name="P15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33f13b"/>
    </style:style>
    <style:style style:name="P16" style:family="paragraph" style:parent-style-name="CodigoListado">
      <style:text-properties officeooo:paragraph-rsid="0033f13b"/>
    </style:style>
    <style:style style:name="P17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weight="bold" officeooo:paragraph-rsid="0033f13b" style:font-weight-asian="bold"/>
    </style:style>
    <style:style style:name="P18" style:family="paragraph" style:parent-style-name="Lista_20_vistosa_20_-_20_Énfasis_20_11">
      <style:paragraph-properties fo:margin-left="0.63cm" fo:margin-right="0cm" fo:text-indent="0cm" style:auto-text-indent="false">
        <style:tab-stops/>
      </style:paragraph-properties>
      <style:text-properties fo:language="es" fo:country="ES" officeooo:paragraph-rsid="0033f13b"/>
    </style:style>
    <style:style style:name="P19" style:family="paragraph" style:parent-style-name="Lista_20_vistosa_20_-_20_Énfasis_20_11" style:list-style-name="L1">
      <style:paragraph-properties fo:margin-left="0.03cm" fo:margin-right="0cm" fo:text-indent="-0.03cm" style:auto-text-indent="false">
        <style:tab-stops/>
      </style:paragraph-properties>
      <style:text-properties officeooo:paragraph-rsid="0033f13b"/>
    </style:style>
    <style:style style:name="P20" style:family="paragraph" style:parent-style-name="Lista_20_vistosa_20_-_20_Énfasis_20_11">
      <style:text-properties fo:language="es" fo:country="ES" officeooo:paragraph-rsid="0033f13b"/>
    </style:style>
    <style:style style:name="P21" style:family="paragraph" style:parent-style-name="Lista_20_vistosa_20_-_20_Énfasis_20_11" style:list-style-name="L1">
      <style:paragraph-properties fo:margin-left="0cm" fo:margin-right="0cm" fo:text-indent="-0.03cm" style:auto-text-indent="false">
        <style:tab-stops/>
      </style:paragraph-properties>
      <style:text-properties officeooo:paragraph-rsid="0033f13b"/>
    </style:style>
    <style:style style:name="P22" style:family="paragraph" style:parent-style-name="Lista_20_vistosa_20_-_20_Énfasis_20_11" style:list-style-name="L1">
      <style:paragraph-properties fo:margin-left="-0.03cm" fo:margin-right="0cm" fo:text-indent="0cm" style:auto-text-indent="false">
        <style:tab-stops/>
      </style:paragraph-properties>
      <style:text-properties officeooo:paragraph-rsid="0033f13b"/>
    </style:style>
    <style:style style:name="P23" style:family="paragraph" style:parent-style-name="Lista_20_vistosa_20_-_20_Énfasis_20_11" style:list-style-name="L1">
      <style:paragraph-properties fo:margin-left="-0.03cm" fo:margin-right="0cm" fo:text-indent="0cm" style:auto-text-indent="false">
        <style:tab-stops/>
      </style:paragraph-properties>
      <style:text-properties officeooo:paragraph-rsid="00360f5b"/>
    </style:style>
    <style:style style:name="P2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360f5b"/>
    </style:style>
    <style:style style:name="P25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weight="bold" officeooo:paragraph-rsid="00360f5b" fo:background-color="transparent" style:font-weight-asian="bold"/>
    </style:style>
    <style:style style:name="P2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weight="bold" officeooo:paragraph-rsid="00360f5b" fo:background-color="#ffff00" style:font-weight-asian="bold"/>
    </style:style>
    <style:style style:name="P27" style:family="paragraph" style:parent-style-name="Lista_20_vistosa_20_-_20_Énfasis_20_11" style:list-style-name="L1">
      <style:paragraph-properties fo:margin-left="0.9cm" fo:margin-right="0cm" fo:text-indent="-0.9cm" style:auto-text-indent="false">
        <style:tab-stops/>
      </style:paragraph-properties>
      <style:text-properties officeooo:paragraph-rsid="0033f13b"/>
    </style:style>
    <style:style style:name="P28" style:family="paragraph" style:parent-style-name="Lista_20_vistosa_20_-_20_Énfasis_20_11" style:list-style-name="L1">
      <style:paragraph-properties fo:margin-left="0.06cm" fo:margin-right="0cm" fo:text-indent="0cm" style:auto-text-indent="false">
        <style:tab-stops/>
      </style:paragraph-properties>
      <style:text-properties officeooo:paragraph-rsid="0033f13b"/>
    </style:style>
    <style:style style:name="P29" style:family="paragraph" style:parent-style-name="Standard">
      <style:text-properties style:font-name="Liberation Mono" fo:font-size="9pt" officeooo:paragraph-rsid="0033f13b" style:font-size-asian="9pt" style:font-size-complex="9pt"/>
    </style:style>
    <style:style style:name="P30" style:family="paragraph" style:parent-style-name="Standard">
      <style:text-properties officeooo:paragraph-rsid="0033f13b"/>
    </style:style>
    <style:style style:name="P31" style:family="paragraph" style:parent-style-name="Lista_20_vistosa_20_-_20_Énfasis_20_11" style:list-style-name="L2">
      <style:paragraph-properties fo:margin-left="0cm" fo:margin-right="0cm" fo:text-indent="0cm" style:auto-text-indent="false">
        <style:tab-stops/>
      </style:paragraph-properties>
      <style:text-properties fo:language="es" fo:country="ES" officeooo:paragraph-rsid="0033f13b"/>
    </style:style>
    <style:style style:name="P32" style:family="paragraph" style:parent-style-name="Lista_20_vistosa_20_-_20_Énfasis_20_11">
      <style:paragraph-properties fo:margin-left="0.635cm" fo:margin-right="0cm" fo:text-indent="0cm" style:auto-text-indent="false">
        <style:tab-stops/>
      </style:paragraph-properties>
      <style:text-properties officeooo:paragraph-rsid="0033f13b"/>
    </style:style>
    <style:style style:name="P33" style:family="paragraph" style:parent-style-name="Lista_20_vistosa_20_-_20_Énfasis_20_11" style:list-style-name="L3">
      <style:paragraph-properties fo:margin-left="1.249cm" fo:margin-right="0cm" fo:margin-top="0.106cm" fo:margin-bottom="0cm" style:contextual-spacing="false" fo:text-indent="0cm" style:auto-text-indent="false">
        <style:tab-stops/>
      </style:paragraph-properties>
      <style:text-properties fo:language="es" fo:country="ES" officeooo:paragraph-rsid="0033f13b"/>
    </style:style>
    <style:style style:name="P34" style:family="paragraph" style:parent-style-name="Lista_20_vistosa_20_-_20_Énfasis_20_11" style:list-style-name="L4">
      <style:paragraph-properties fo:margin-left="1.249cm" fo:margin-right="0cm" fo:margin-top="0.106cm" fo:margin-bottom="0cm" style:contextual-spacing="false" fo:text-indent="0cm" style:auto-text-indent="false">
        <style:tab-stops/>
      </style:paragraph-properties>
      <style:text-properties fo:language="es" fo:country="ES" officeooo:paragraph-rsid="0033f13b"/>
    </style:style>
    <style:style style:name="P35" style:family="paragraph" style:parent-style-name="Párrafo_20_de_20_lista">
      <style:paragraph-properties fo:margin-left="0.635cm" fo:margin-right="0cm" fo:margin-top="0.423cm" fo:margin-bottom="0cm" style:contextual-spacing="false" fo:text-indent="0cm" style:auto-text-indent="false">
        <style:tab-stops/>
      </style:paragraph-properties>
      <style:text-properties officeooo:paragraph-rsid="0033f13b"/>
    </style:style>
    <style:style style:name="P36" style:family="paragraph" style:parent-style-name="Normal">
      <style:text-properties fo:font-weight="bold" officeooo:paragraph-rsid="0033f13b" style:font-weight-asian="bold"/>
    </style:style>
    <style:style style:name="P37" style:family="paragraph" style:parent-style-name="Lista_20_vistosa_20_-_20_Énfasis_20_11">
      <style:paragraph-properties fo:margin-top="0.106cm" fo:margin-bottom="0cm" style:contextual-spacing="false"/>
      <style:text-properties fo:language="es" fo:country="ES" officeooo:paragraph-rsid="0033f13b"/>
    </style:style>
    <style:style style:name="P38" style:family="paragraph" style:parent-style-name="Lista_20_vistosa_20_-_20_Énfasis_20_11" style:list-style-name="L3">
      <style:paragraph-properties fo:margin-left="0cm" fo:margin-right="0cm" fo:margin-top="0.106cm" fo:margin-bottom="0cm" style:contextual-spacing="false" fo:text-indent="0cm" style:auto-text-indent="false">
        <style:tab-stops/>
      </style:paragraph-properties>
      <style:text-properties officeooo:paragraph-rsid="0033f13b"/>
    </style:style>
    <style:style style:name="P39" style:family="paragraph" style:parent-style-name="Lista_20_vistosa_20_-_20_Énfasis_20_11" style:list-style-name="L5">
      <style:paragraph-properties fo:margin-left="0cm" fo:margin-right="0cm" fo:margin-top="0.106cm" fo:margin-bottom="0cm" style:contextual-spacing="false" fo:text-indent="0cm" style:auto-text-indent="false">
        <style:tab-stops/>
      </style:paragraph-properties>
      <style:text-properties fo:language="es" fo:country="ES" officeooo:paragraph-rsid="0033f13b"/>
    </style:style>
    <style:style style:name="P40" style:family="paragraph" style:parent-style-name="Párrafo_20_de_20_lista" style:list-style-name="L5">
      <style:paragraph-properties fo:margin-left="0cm" fo:margin-right="0cm" fo:text-indent="0cm" style:auto-text-indent="false">
        <style:tab-stops/>
      </style:paragraph-properties>
      <style:text-properties officeooo:paragraph-rsid="0033f13b"/>
    </style:style>
    <style:style style:name="P41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style:font-name="Liberation Serif" fo:language="es" fo:country="ES" officeooo:paragraph-rsid="0033f13b"/>
    </style:style>
    <style:style style:name="P42" style:family="paragraph" style:parent-style-name="ParrafoNegro">
      <style:paragraph-properties fo:margin-left="0cm" fo:margin-right="0cm" fo:text-indent="0cm" style:auto-text-indent="false">
        <style:tab-stops/>
      </style:paragraph-properties>
      <style:text-properties officeooo:paragraph-rsid="0033f13b"/>
    </style:style>
    <style:style style:name="P43" style:family="paragraph" style:parent-style-name="Normal">
      <style:text-properties officeooo:paragraph-rsid="0033f13b"/>
    </style:style>
    <style:style style:name="P44" style:family="paragraph" style:parent-style-name="Normal">
      <style:paragraph-properties fo:text-align="start" style:justify-single-word="false"/>
    </style:style>
    <style:style style:name="P45" style:family="paragraph" style:parent-style-name="Normal">
      <style:paragraph-properties fo:text-align="center" style:justify-single-word="false" fo:orphans="2" fo:widows="2" fo:hyphenation-ladder-count="no-limit" fo:hyphenation-keep="auto" loext:hyphenation-keep-type="column" style:vertical-align="auto"/>
      <style:text-properties fo:font-weight="bold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P46" style:family="paragraph" style:parent-style-name="Normal">
      <style:paragraph-properties fo:orphans="2" fo:widows="2" fo:hyphenation-ladder-count="no-limit" fo:hyphenation-keep="auto" loext:hyphenation-keep-type="column" style:vertical-align="auto"/>
      <style:text-properties fo:font-weight="bold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P47" style:family="paragraph" style:parent-style-name="Normal">
      <style:paragraph-properties fo:text-align="center" style:justify-single-word="false" fo:orphans="2" fo:widows="2" fo:hyphenation-ladder-count="no-limit" fo:hyphenation-keep="auto" loext:hyphenation-keep-type="column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P48" style:family="paragraph" style:parent-style-name="Normal">
      <style:paragraph-properties fo:text-align="start" style:justify-single-word="false" fo:orphans="2" fo:widows="2" fo:hyphenation-ladder-count="no-limit" fo:hyphenation-keep="auto" loext:hyphenation-keep-type="column" style:vertical-align="auto"/>
      <style:text-properties fo:font-weight="bold" style:font-weight-asian="bold" fo:hyphenate="true" loext:hyphenation-no-caps="false" loext:hyphenation-no-last-word="false" loext:hyphenation-word-char-count="no-limit" loext:hyphenation-zone="no-limit"/>
    </style:style>
    <style:style style:name="P49" style:family="paragraph" style:parent-style-name="Normal">
      <style:paragraph-properties fo:text-align="start" style:justify-single-word="false" fo:orphans="2" fo:widows="2" fo:hyphenation-ladder-count="no-limit" fo:hyphenation-keep="auto" loext:hyphenation-keep-type="column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P50" style:family="paragraph" style:parent-style-name="Normal">
      <style:paragraph-properties fo:text-align="start" style:justify-single-word="false" style:vertical-align="auto"/>
    </style:style>
    <style:style style:name="P51" style:family="paragraph" style:parent-style-name="Normal">
      <style:paragraph-properties fo:text-align="start" style:justify-single-word="false" fo:orphans="2" fo:widows="2" fo:hyphenation-ladder-count="no-limit" fo:hyphenation-keep="auto" loext:hyphenation-keep-type="column" style:vertical-align="auto"/>
      <style:text-properties fo:font-weight="bold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P52" style:family="paragraph" style:parent-style-name="Normal">
      <style:paragraph-properties fo:text-align="start" style:justify-single-word="false" fo:hyphenation-ladder-count="no-limit" fo:hyphenation-keep="auto" loext:hyphenation-keep-type="column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P53" style:family="paragraph" style:parent-style-name="Normal">
      <style:paragraph-properties fo:margin-left="0cm" fo:margin-right="0cm" fo:margin-top="0.212cm" fo:margin-bottom="0cm" style:contextual-spacing="false" fo:orphans="2" fo:widows="2" fo:text-indent="0.635cm" style:auto-text-indent="false"/>
      <style:text-properties fo:font-weight="bold" officeooo:paragraph-rsid="0033f13b" style:font-weight-asian="bold"/>
    </style:style>
    <style:style style:name="P54" style:family="paragraph" style:parent-style-name="Normal">
      <style:paragraph-properties fo:margin-left="0cm" fo:margin-right="0cm" fo:margin-top="0.212cm" fo:margin-bottom="0cm" style:contextual-spacing="false" fo:orphans="2" fo:widows="2" fo:text-indent="0.635cm" style:auto-text-indent="false"/>
      <style:text-properties style:text-underline-style="solid" style:text-underline-width="auto" style:text-underline-color="font-color" fo:font-weight="bold" officeooo:paragraph-rsid="0033f13b" style:text-underline-mode="continuous" style:text-overline-mode="continuous" style:text-line-through-mode="continuous" style:font-weight-asian="bold"/>
    </style:style>
    <style:style style:name="T1" style:family="text">
      <style:text-properties fo:color="#b20d21" loext:opacity="100%" style:font-name="Arial Narrow" fo:font-size="13pt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2" style:family="text">
      <style:text-properties fo:color="#b20d21" loext:opacity="100%" style:font-name="Arial Narrow" fo:font-size="13pt" fo:font-weight="bold" officeooo:rsid="002eab16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3" style:family="text">
      <style:text-properties fo:color="#b20d21" loext:opacity="100%" style:font-name="Arial Narrow" fo:font-size="13pt" fo:font-weight="bold" officeooo:rsid="0026c812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4" style:family="text">
      <style:text-properties fo:color="#337275" loext:opacity="100%" style:font-name-asian="Times New Roman" style:language-asian="en" style:country-asian="US" style:font-name-complex="Times New Roman" style:font-size-complex="11pt" style:language-complex="en" style:country-complex="US"/>
    </style:style>
    <style:style style:name="T5" style:family="text">
      <style:text-properties fo:color="#ff0000" loext:opacity="100%"/>
    </style:style>
    <style:style style:name="T6" style:family="text">
      <style:text-properties fo:language="es" fo:country="ES" fo:font-weight="bold" style:font-weight-asian="bold"/>
    </style:style>
    <style:style style:name="T7" style:family="text">
      <style:text-properties fo:language="es" fo:country="ES"/>
    </style:style>
    <style:style style:name="T8" style:family="text">
      <style:text-properties fo:language="es" fo:country="ES" style:font-name-asian="MS Mincho"/>
    </style:style>
    <style:style style:name="T9" style:family="text">
      <style:text-properties fo:font-weight="bold" style:font-weight-asian="bold"/>
    </style:style>
    <style:style style:name="T10" style:family="text">
      <style:text-properties fo:color="#111111" loext:opacity="100%" fo:language="es" fo:country="ES"/>
    </style:style>
    <style:style style:name="T11" style:family="text">
      <style:text-properties officeooo:rsid="003742bc"/>
    </style:style>
    <style:style style:name="T12" style:family="text">
      <style:text-properties fo:language="es" fo:country="ES" officeooo:rsid="00360f5b" fo:background-color="transparent" loext:char-shading-value="0"/>
    </style:style>
    <style:style style:name="T13" style:family="text">
      <style:text-properties fo:language="es" fo:country="ES"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3742bc" fo:background-color="transparent" loext:char-shading-value="0"/>
    </style:style>
    <style:style style:name="T16" style:family="text">
      <style:text-properties style:font-name="Liberation Serif" fo:font-size="11pt" fo:language="es" fo:country="ES" officeooo:rsid="00360f5b" fo:background-color="transparent" loext:char-shading-value="0" style:font-name-asian="Times New Roman" style:font-size-asian="11pt" style:language-asian="en" style:country-asian="US" style:font-name-complex="Times New Roman" style:font-size-complex="11pt" style:language-complex="en" style:country-complex="US"/>
    </style:style>
    <style:style style:name="T17" style:family="text">
      <style:text-properties fo:language="es" fo:country="ES" fo:background-color="transparent" loext:char-shading-value="0" style:font-name-asian="MS Mincho"/>
    </style:style>
    <style:style style:name="T18" style:family="text">
      <style:text-properties fo:font-weight="bold" fo:background-color="transparent" loext:char-shading-value="0" style:font-weight-asian="bold"/>
    </style:style>
    <style:style style:name="T19" style:family="text">
      <style:text-properties style:font-name-asian="MS Mincho"/>
    </style:style>
    <style:style style:name="T20" style:family="text">
      <style:text-properties style:font-name="Courier New" fo:font-size="10pt" style:font-size-asian="10pt" style:font-name-complex="Courier New" style:font-size-complex="10pt"/>
    </style:style>
    <style:style style:name="T21" style:family="text">
      <style:text-properties officeooo:rsid="0033f13b"/>
    </style:style>
    <style:style style:name="T22" style:family="text">
      <style:text-properties style:font-name="Calibri1" fo:language="es" fo:country="ES"/>
    </style:style>
    <style:style style:name="T23" style:family="text">
      <style:text-properties style:font-name="Liberation Mono" fo:font-size="10pt" fo:language="es" fo:country="ES" style:font-size-asian="10pt"/>
    </style:style>
    <style:style style:name="T24" style:family="text">
      <style:text-properties style:font-name="Liberation Serif" fo:font-size="10pt" fo:language="es" fo:country="ES" officeooo:rsid="00250986" style:font-size-asian="10pt"/>
    </style:style>
    <style:style style:name="T25" style:family="text">
      <style:text-properties style:font-name="Liberation Serif" fo:font-size="11pt" fo:language="es" fo:country="ES" officeooo:rsid="00250986" style:font-name-asian="Times New Roman" style:font-size-asian="11pt" style:language-asian="en" style:country-asian="US" style:font-name-complex="Times New Roman" style:font-size-complex="11pt" style:language-complex="en" style:country-complex="US"/>
    </style:style>
    <style:style style:name="T26" style:family="text">
      <style:text-properties style:font-name="Liberation Serif" fo:font-size="10pt" fo:language="es" fo:country="ES" style:font-size-asian="10pt" style:font-size-complex="10pt"/>
    </style:style>
    <style:style style:name="T27" style:family="text">
      <style:text-properties fo:color="#000000" loext:opacity="100%" style:font-name="Liberation Serif" fo:font-size="10pt" fo:language="es" fo:country="ES" officeooo:rsid="001e2a19" fo:background-color="transparent" loext:char-shading-value="0" style:font-size-asian="10pt" style:font-size-complex="10pt"/>
    </style:style>
    <style:style style:name="T28" style:family="text">
      <style:text-properties fo:color="#000000" loext:opacity="100%" style:font-name="Liberation Serif" fo:font-size="10pt" fo:language="es" fo:country="ES" fo:background-color="transparent" loext:char-shading-value="0" style:font-size-asian="10pt" style:font-size-complex="10pt"/>
    </style:style>
    <style:style style:name="T29" style:family="text">
      <style:text-properties style:font-name="Liberation Serif" fo:language="es" fo:country="ES"/>
    </style:style>
    <style:style style:name="T30" style:family="text">
      <style:text-properties style:font-name="Liberation Serif" fo:language="es" fo:country="ES" fo:background-color="transparent" loext:char-shading-value="0"/>
    </style:style>
    <style:style style:name="T31" style:family="text">
      <style:text-properties fo:font-size="11pt" fo:language="es" fo:country="ES" style:font-size-asian="11pt"/>
    </style:style>
    <style:style style:name="T32" style:family="text">
      <style:text-properties style:language-asian="es" style:country-asian="ES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111111" loext:opacity="100%" fo:font-weight="bold" fo:background-color="transparent" loext:char-shading-value="0" style:font-weight-asian="bold"/>
    </style:style>
    <style:style style:name="T35" style:family="text">
      <style:text-properties fo:color="#111111" loext:opacity="100%" fo:background-color="transparent" loext:char-shading-value="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writing-mode="lr-tb" draw:textarea-vertical-align="middle"/>
    </style:style>
    <text:list-style style:name="L1">
      <text:list-level-style-number text:level="1" text:style-name="WW_5f_CharLFO20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0LVL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1LVL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1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1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22LVL1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2LVL2" loext:num-list-format="%2%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22LVL1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2LVL2" loext:num-list-format="%2%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24LVL1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4LVL2" loext:num-list-format="%2%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7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2º curso / 2º cuatr.</text:p>
            <text:p text:style-name="P2"><text:span text:style-name="Fuente_20_de_20_párrafo_20_predeter."><text:span text:style-name="T1">Grado</text:span></text:span><text:span text:style-name="Fuente_20_de_20_párrafo_20_predeter."><text:span text:style-name="T2">s</text:span></text:span><text:span text:style-name="Fuente_20_de_20_párrafo_20_predeter."><text:span text:style-name="T1"> Ingeniería <text:s/>Informática</text:span></text:span></text:p>
            <text:p text:style-name="P3"><text:span text:style-name="Fuente_20_de_20_párrafo_20_predeter."><text:span text:style-name="T3"/></text:span></text:p>
            <text:p text:style-name="P4"/>
          </table:table-cell>
          <table:table-cell table:style-name="Table1.B1" office:value-type="string">
            <text:p text:style-name="P5"/>
          </table:table-cell>
          <table:table-cell table:style-name="Table1.C1" office:value-type="string">
            <text:p text:style-name="P6">Arquitectura de Computadores (AC)</text:p>
            <text:p text:style-name="P7">Cuaderno de prácticas.</text:p>
            <text:p text:style-name="P8">Bloque Práctico 2. Programación paralela II: Cláusulas OpenMP</text:p>
            <text:p text:style-name="P9">Estudiante (nombre y apellidos):</text:p>
            <text:p text:style-name="P10">Grupo de prácticas y profesor de prácticas:</text:p>
            <text:p text:style-name="P11"><text:span text:style-name="Fuente_20_de_20_párrafo_20_predeter."><text:span text:style-name="T4"/></text:span></text:p>
          </table:table-cell>
        </table:table-row>
      </table:table>
      <text:p text:style-name="P12"/>
      <text:p text:style-name="P13"><text:span text:style-name="Fuente_20_de_20_párrafo_20_predeter."><text:span text:style-name="T5"/></text:span></text:p>
      <text:p text:style-name="Heading_20_1"><text:span text:style-name="Fuente_20_de_20_párrafo_20_predeter.">Parte I. Ejercicios basados en los ejemplos del seminario práctico</text:span></text:p>
      <text:list text:style-name="L1">
        <text:list-item>
          <text:p text:style-name="P14"><text:span text:style-name="Fuente_20_de_20_párrafo_20_predeter."><text:span text:style-name="T6">(a) </text:span></text:span><text:span text:style-name="Fuente_20_de_20_párrafo_20_predeter."><text:span text:style-name="T7">Añadir la cláusula </text:span></text:span><text:span text:style-name="codigo">default(none) </text:span><text:span text:style-name="Fuente_20_de_20_párrafo_20_predeter."><text:span text:style-name="T7">a la directiva </text:span></text:span><text:span text:style-name="codigo">parallel</text:span><text:span text:style-name="Fuente_20_de_20_párrafo_20_predeter."><text:span text:style-name="T7"> del ejemplo del seminario </text:span></text:span><text:span text:style-name="codigo">shared-clause.c</text:span><text:span text:style-name="Fuente_20_de_20_párrafo_20_predeter."><text:span text:style-name="T7">? ¿Qué ocurre? <text:s/>¿A qué se debe? </text:span></text:span><text:span text:style-name="Fuente_20_de_20_párrafo_20_predeter."><text:span text:style-name="T6">(b)</text:span></text:span><text:span text:style-name="Fuente_20_de_20_párrafo_20_predeter."><text:span text:style-name="T7"> Resolver el problema generado sin eliminar </text:span></text:span><text:span text:style-name="codigo">default(none)</text:span><text:span text:style-name="Fuente_20_de_20_párrafo_20_predeter."><text:span text:style-name="T7">. Incorporar el código con la modificación al cuaderno de prácticas. </text:span></text:span><text:span text:style-name="Fuente_20_de_20_párrafo_20_predeter."><text:span text:style-name="T8">(Añadir capturas de pantalla que muestren lo que ocurre)</text:span></text:span></text:p>
        </text:list-item>
      </text:list>
      <text:p text:style-name="P15"><text:span text:style-name="Fuente_20_de_20_párrafo_20_predeter."><text:span text:style-name="T9">RESPUESTA</text:span></text:span>:</text:p>
      <text:p text:style-name="P15"/>
      <text:p text:style-name="P15"><text:span text:style-name="Fuente_20_de_20_párrafo_20_predeter."><text:span text:style-name="T9">CAPTURA CÓDIGO FUENTE</text:span></text:span>: <text:span text:style-name="codigo">shared-clauseModificado.c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6"/>
            <text:p text:style-name="P16"/>
          </table:table-cell>
        </table:table-row>
      </table:table>
      <text:p text:style-name="P17">CAPTURAS DE PANTALLA:</text:p>
      <text:p text:style-name="P18"/>
      <text:list text:continue-numbering="true" text:style-name="L1">
        <text:list-item>
          <text:p text:style-name="P19"><text:span text:style-name="Fuente_20_de_20_párrafo_20_predeter."><text:span text:style-name="T6">(a)</text:span></text:span><text:span text:style-name="Fuente_20_de_20_párrafo_20_predeter."><text:span text:style-name="T7"> <text:s/>Añadir a lo necesario a </text:span></text:span><text:span text:style-name="codigo">private-clause.c </text:span><text:span text:style-name="Fuente_20_de_20_párrafo_20_predeter."><text:span text:style-name="T7">para que imprima suma fuera de la región </text:span></text:span><text:span text:style-name="codigo">parallel</text:span><text:span text:style-name="Fuente_20_de_20_párrafo_20_predeter."><text:span text:style-name="T10">. Inicializar </text:span></text:span><text:span text:style-name="codigo">suma</text:span><text:span text:style-name="Fuente_20_de_20_párrafo_20_predeter."><text:span text:style-name="T7"> </text:span></text:span><text:span text:style-name="Fuente_20_de_20_párrafo_20_predeter."><text:span text:style-name="T10">dentro del </text:span></text:span><text:span text:style-name="codigo">parallel</text:span><text:span text:style-name="Fuente_20_de_20_párrafo_20_predeter."><text:span text:style-name="T10"> a un valor distinto de 0. Ejecutar varias veces el código ¿Qué imprime el código fuera del </text:span></text:span><text:span text:style-name="codigo">parallel</text:span><text:span text:style-name="Fuente_20_de_20_párrafo_20_predeter."><text:span text:style-name="T10">? (mostrar lo que ocurre con una captura de pantalla) </text:span></text:span><text:span text:style-name="Fuente_20_de_20_párrafo_20_predeter."><text:span text:style-name="T7">Razonar respuesta.</text:span></text:span><text:span text:style-name="Fuente_20_de_20_párrafo_20_predeter."><text:span text:style-name="T10"> </text:span></text:span><text:span text:style-name="Fuente_20_de_20_párrafo_20_predeter."><text:span text:style-name="T6">(b) </text:span></text:span><text:span text:style-name="Fuente_20_de_20_párrafo_20_predeter."><text:span text:style-name="T7">Modificar el código del apartado (a) para que se inicialice </text:span></text:span><text:span text:style-name="codigo">suma</text:span><text:span text:style-name="Fuente_20_de_20_párrafo_20_predeter."><text:span text:style-name="T7"> fuera del </text:span></text:span><text:span text:style-name="codigo">parallel</text:span><text:span text:style-name="Fuente_20_de_20_párrafo_20_predeter."><text:span text:style-name="T7"> en lugar de dentro ¿Qué ocurre? Comparar todo lo que imprime el código ahora con la salida en (a) </text:span></text:span><text:span text:style-name="Fuente_20_de_20_párrafo_20_predeter."><text:span text:style-name="T10">(mostrar la salida con una captura de pantalla) <text:s/></text:span></text:span><text:span text:style-name="Fuente_20_de_20_párrafo_20_predeter."><text:span text:style-name="T7">Razonar respuesta.</text:span></text:span></text:p>
        </text:list-item>
      </text:list>
      <text:p text:style-name="P15"><text:span text:style-name="Fuente_20_de_20_párrafo_20_predeter."><text:span text:style-name="T9">(a) RESPUESTA</text:span></text:span>:</text:p>
      <text:p text:style-name="P15"/>
      <text:p text:style-name="P15"><text:span text:style-name="Fuente_20_de_20_párrafo_20_predeter."><text:span text:style-name="T9">CAPTURA CÓDIGO FUENTE</text:span></text:span>: <text:span text:style-name="codigo">private-clauseModificado_a.c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6"/>
          </table:table-cell>
        </table:table-row>
      </table:table>
      <text:p text:style-name="P17">CAPTURAS DE PANTALLA:</text:p>
      <text:p text:style-name="P15"><text:span text:style-name="Fuente_20_de_20_párrafo_20_predeter."><text:span text:style-name="T9">(b) RESPUESTA</text:span></text:span>:</text:p>
      <text:p text:style-name="P15"/>
      <text:p text:style-name="P15"><text:span text:style-name="Fuente_20_de_20_párrafo_20_predeter."><text:span text:style-name="T9">CAPTURA CÓDIGO FUENTE</text:span></text:span>: <text:span text:style-name="codigo">private-clauseModificado_b.c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6"/>
          </table:table-cell>
        </table:table-row>
      </table:table>
      <text:p text:style-name="P17">CAPTURAS DE PANTALLA:</text:p>
      <text:p text:style-name="P17"/>
      <text:p text:style-name="P20"/>
      <text:list text:continue-numbering="true" text:style-name="L1">
        <text:list-item>
          <text:p text:style-name="P21"><text:span text:style-name="Fuente_20_de_20_párrafo_20_predeter."><text:span text:style-name="T6">(a) </text:span></text:span><text:span text:style-name="Fuente_20_de_20_párrafo_20_predeter."><text:span text:style-name="T7">Eliminar la cláusula <text:s/></text:span></text:span><text:span text:style-name="codigo">private(suma)</text:span><text:span text:style-name="Fuente_20_de_20_párrafo_20_predeter."><text:span text:style-name="T7"> en </text:span></text:span><text:span text:style-name="codigo">private-clause.c</text:span><text:span text:style-name="Fuente_20_de_20_párrafo_20_predeter."><text:span text:style-name="T7">. Ejecutar el código resultante. ¿Qué ocurre? </text:span></text:span><text:span text:style-name="Fuente_20_de_20_párrafo_20_predeter."><text:span text:style-name="T6">(b) </text:span></text:span><text:span text:style-name="Fuente_20_de_20_párrafo_20_predeter."><text:span text:style-name="T7">¿A qué es debido? </text:span></text:span></text:p>
        </text:list-item>
      </text:list>
      <text:p text:style-name="P15"><text:span text:style-name="Fuente_20_de_20_párrafo_20_predeter."><text:span text:style-name="T9">RESPUESTA</text:span></text:span>:</text:p>
      <text:p text:style-name="P15"/>
      <text:p text:style-name="P15"><text:span text:style-name="Fuente_20_de_20_párrafo_20_predeter."><text:span text:style-name="T9">CAPTURA CÓDIGO FUENTE</text:span></text:span>: <text:span text:style-name="codigo">private-clauseModificado3.c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6"/>
          </table:table-cell>
        </table:table-row>
      </table:table>
      <text:p text:style-name="P17">CAPTURAS DE PANTALLA:</text:p>
      <text:p text:style-name="P20"/>
      <text:list text:continue-numbering="true" text:style-name="L1">
        <text:list-item>
          <text:p text:style-name="P22"><text:span text:style-name="Fuente_20_de_20_párrafo_20_predeter."><text:span text:style-name="T7">En la ejecución de </text:span></text:span><text:span text:style-name="codigo">firstlastprivate-</text:span><text:span text:style-name="codigo"><text:span text:style-name="T11">clause</text:span></text:span><text:span text:style-name="codigo">.c</text:span><text:span text:style-name="Fuente_20_de_20_párrafo_20_predeter."><text:span text:style-name="T7"> de la pag. 21 del seminario se imprime un 6 fuera de la región </text:span></text:span><text:span text:style-name="codigo">parallel</text:span><text:span text:style-name="Fuente_20_de_20_párrafo_20_predeter."><text:span text:style-name="T7">. </text:span></text:span><text:span text:style-name="Fuente_20_de_20_párrafo_20_predeter."><text:span text:style-name="T6">(a) </text:span></text:span><text:span text:style-name="Fuente_20_de_20_párrafo_20_predeter."><text:span text:style-name="T7">Cambiar el tamaño del vector a 10. Razonar lo que imprime el código en su PC con </text:span></text:span><text:soft-page-break/><text:span text:style-name="Fuente_20_de_20_párrafo_20_predeter."><text:span text:style-name="T7">esta modificación. </text:span></text:span><text:span text:style-name="Fuente_20_de_20_párrafo_20_predeter."><text:span text:style-name="T8">(añadir capturas de pantalla que muestren lo que ocurre)</text:span></text:span><text:span text:style-name="Fuente_20_de_20_párrafo_20_predeter."><text:span text:style-name="T7">.</text:span></text:span><text:span text:style-name="Fuente_20_de_20_párrafo_20_predeter."><text:span text:style-name="T6"> (b) </text:span></text:span><text:span text:style-name="Fuente_20_de_20_párrafo_20_predeter."><text:span text:style-name="T7">Sin cambiar el tamaño del vector ¿podría imprimir el código otro valor? Razonar respuesta </text:span></text:span><text:span text:style-name="Fuente_20_de_20_párrafo_20_predeter."><text:span text:style-name="T8">(añadir capturas de pantalla que muestren lo que ocurre)</text:span></text:span><text:span text:style-name="Fuente_20_de_20_párrafo_20_predeter."><text:span text:style-name="T7">.</text:span></text:span></text:p>
        </text:list-item>
      </text:list>
      <text:p text:style-name="P15"><text:span text:style-name="Fuente_20_de_20_párrafo_20_predeter."><text:span text:style-name="T9">(a) RESPUESTA</text:span></text:span>:</text:p>
      <text:p text:style-name="P17"/>
      <text:p text:style-name="P17">CAPTURAS DE PANTALLA:</text:p>
      <text:p text:style-name="P17"/>
      <text:p text:style-name="P15"><text:span text:style-name="Fuente_20_de_20_párrafo_20_predeter."><text:span text:style-name="T9">(b) RESPUESTA</text:span></text:span>:</text:p>
      <text:p text:style-name="P17"/>
      <text:p text:style-name="P17">CAPTURAS DE PANTALLA:</text:p>
      <text:p text:style-name="P17"/>
      <text:list text:continue-numbering="true" text:style-name="L1">
        <text:list-item>
          <text:p text:style-name="P23"><text:span text:style-name="Fuente_20_de_20_párrafo_20_predeter."><text:span text:style-name="T12">Cambie el bucle del ejemplo</text:span></text:span><text:span text:style-name="Fuente_20_de_20_párrafo_20_predeter."><text:span text:style-name="T13"> </text:span></text:span><text:span text:style-name="codigo"><text:span text:style-name="T14">lastprivate-</text:span></text:span><text:span text:style-name="codigo"><text:span text:style-name="T15">clause</text:span></text:span><text:span text:style-name="codigo"><text:span text:style-name="T14">.c</text:span></text:span><text:span text:style-name="Fuente_20_de_20_párrafo_20_predeter."><text:span text:style-name="T13"> </text:span></text:span><text:span text:style-name="Fuente_20_de_20_párrafo_20_predeter."><text:span text:style-name="T12">para que se ejecuten las mismas iteraciones pero en orden inverso. ¿</text:span></text:span><text:span text:style-name="Fuente_20_de_20_párrafo_20_predeter."><text:span text:style-name="T16">Qué imprime el código</text:span></text:span><text:span text:style-name="Fuente_20_de_20_párrafo_20_predeter."><text:span text:style-name="T13">? Razonar respuesta </text:span></text:span><text:span text:style-name="Fuente_20_de_20_párrafo_20_predeter."><text:span text:style-name="T17">(añadir capturas de pantalla que muestren lo que ocurre)</text:span></text:span><text:span text:style-name="Fuente_20_de_20_párrafo_20_predeter."><text:span text:style-name="T13">.</text:span></text:span></text:p>
        </text:list-item>
      </text:list>
      <text:p text:style-name="P24"><text:span text:style-name="Fuente_20_de_20_párrafo_20_predeter."><text:span text:style-name="T18">(a) RESPUESTA</text:span></text:span><text:span text:style-name="T14">:</text:span></text:p>
      <text:p text:style-name="P25"/>
      <text:p text:style-name="P25">CAPTURAS DE PANTALLA:</text:p>
      <text:p text:style-name="P25"/>
      <text:p text:style-name="P24"><text:span text:style-name="Fuente_20_de_20_párrafo_20_predeter."><text:span text:style-name="T18">(b) RESPUESTA</text:span></text:span><text:span text:style-name="T14">:</text:span></text:p>
      <text:p text:style-name="P25"/>
      <text:p text:style-name="P25">CAPTURAS DE PANTALLA:</text:p>
      <text:p text:style-name="P26"/>
      <text:p text:style-name="P15"/>
      <text:p text:style-name="P15"/>
      <text:list text:continue-numbering="true" text:style-name="L1">
        <text:list-item>
          <text:p text:style-name="P19"><text:span text:style-name="Fuente_20_de_20_párrafo_20_predeter."><text:span text:style-name="T6">(a) </text:span></text:span><text:span text:style-name="Fuente_20_de_20_párrafo_20_predeter."><text:span text:style-name="T7">¿Qué se observa <text:s/>en los resultados de ejecución de </text:span></text:span><text:span text:style-name="codigo">copyprivate-clause.c</text:span><text:span text:style-name="Fuente_20_de_20_párrafo_20_predeter."><text:span text:style-name="T7"> cuando se elimina la cláusula </text:span></text:span><text:span text:style-name="codigo">copyprivate(a)</text:span><text:span text:style-name="Fuente_20_de_20_párrafo_20_predeter."><text:span text:style-name="T7"> en la directiva </text:span></text:span><text:span text:style-name="codigo">single</text:span><text:span text:style-name="Fuente_20_de_20_párrafo_20_predeter."><text:span text:style-name="T7">? </text:span></text:span><text:span text:style-name="Fuente_20_de_20_párrafo_20_predeter."><text:span text:style-name="T6">(b) </text:span></text:span><text:span text:style-name="Fuente_20_de_20_párrafo_20_predeter."><text:span text:style-name="T7">¿A qué cree que es debido?  (añadir una captura de pantalla que muestre lo que ocurre)</text:span></text:span></text:p>
        </text:list-item>
      </text:list>
      <text:p text:style-name="P15"><text:span text:style-name="Fuente_20_de_20_párrafo_20_predeter."><text:span text:style-name="T9">RESPUESTA</text:span></text:span>:</text:p>
      <text:p text:style-name="P15"/>
      <text:p text:style-name="P15"><text:span text:style-name="Fuente_20_de_20_párrafo_20_predeter."><text:span text:style-name="T9">CAPTURA CÓDIGO FUENTE</text:span></text:span>: <text:span text:style-name="codigo">copyprivate-clauseModificado.c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6"/>
          </table:table-cell>
        </table:table-row>
      </table:table>
      <text:p text:style-name="P17">CAPTURAS DE PANTALLA:</text:p>
      <text:p text:style-name="P20"/>
      <text:list text:continue-numbering="true" text:style-name="L1">
        <text:list-item>
          <text:p text:style-name="P27"><text:span text:style-name="Fuente_20_de_20_párrafo_20_predeter."><text:span text:style-name="T7">En el ejemplo </text:span></text:span><text:span text:style-name="codigo">reduction-clause.c</text:span><text:span text:style-name="Fuente_20_de_20_párrafo_20_predeter."><text:span text:style-name="T7"> sustituya </text:span></text:span><text:span text:style-name="codigo">suma=0</text:span><text:span text:style-name="Fuente_20_de_20_párrafo_20_predeter."><text:span text:style-name="T7"> por </text:span></text:span><text:span text:style-name="codigo">suma=10</text:span><text:span text:style-name="Fuente_20_de_20_párrafo_20_predeter."><text:span text:style-name="T7">. ¿Qué resultado se imprime ahora? Justifique el resultado (</text:span></text:span><text:span text:style-name="Fuente_20_de_20_párrafo_20_predeter."><text:span text:style-name="T8">añada capturas de pantalla que muestren lo que ocurre</text:span></text:span><text:span text:style-name="Fuente_20_de_20_párrafo_20_predeter."><text:span text:style-name="T7">)</text:span></text:span></text:p>
        </text:list-item>
      </text:list>
      <text:p text:style-name="P15"><text:span text:style-name="Fuente_20_de_20_párrafo_20_predeter."><text:span text:style-name="T9">RESPUESTA</text:span></text:span>:</text:p>
      <text:p text:style-name="P15"/>
      <text:p text:style-name="P15"><text:span text:style-name="Fuente_20_de_20_párrafo_20_predeter."><text:span text:style-name="T9">CAPTURA CÓDIGO FUENTE</text:span></text:span>: <text:span text:style-name="codigo">reduction-clauseModificado.c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6"/>
          </table:table-cell>
        </table:table-row>
      </table:table>
      <text:p text:style-name="P17">CAPTURAS DE PANTALLA:</text:p>
      <text:p text:style-name="P18"/>
      <text:list text:continue-numbering="true" text:style-name="L1">
        <text:list-item>
          <text:p text:style-name="P28"><text:span text:style-name="Fuente_20_de_20_párrafo_20_predeter."><text:span text:style-name="T7">En el ejemplo </text:span></text:span><text:span text:style-name="codigo">reduction-clause.c</text:span><text:span text:style-name="Fuente_20_de_20_párrafo_20_predeter."><text:span text:style-name="T7">, elimine </text:span></text:span><text:span text:style-name="codigo"><text:span text:style-name="T19">reduction()</text:span></text:span><text:span text:style-name="Fuente_20_de_20_párrafo_20_predeter."><text:span text:style-name="T7"> de </text:span></text:span><text:span text:style-name="codigo"><text:span text:style-name="T19">#pragma omp parallel for reduction(+:suma)</text:span></text:span><text:span text:style-name="Fuente_20_de_20_párrafo_20_predeter."><text:span text:style-name="T8"> y haga las modificaciones necesarias para que se siga realizando la suma de los componentes del vector </text:span></text:span><text:span text:style-name="codigo"><text:span text:style-name="T19">a</text:span></text:span><text:span text:style-name="Fuente_20_de_20_párrafo_20_predeter."><text:span text:style-name="T8"> en paralelo sin añadir más directivas de trabajo compartido (añada capturas de pantalla que muestren lo que ocurre).</text:span></text:span></text:p>
        </text:list-item>
      </text:list>
      <text:p text:style-name="P15"><text:span text:style-name="Fuente_20_de_20_párrafo_20_predeter."><text:span text:style-name="T9">RESPUESTA</text:span></text:span>:</text:p>
      <text:p text:style-name="P15"/>
      <text:p text:style-name="P15"><text:span text:style-name="Fuente_20_de_20_párrafo_20_predeter."><text:span text:style-name="T9">CAPTURA CÓDIGO FUENTE</text:span></text:span>: <text:span text:style-name="codigo">reduction-clauseModificado7.c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9"/>
            <text:p text:style-name="P29"/>
            <text:p text:style-name="P30"><text:span text:style-name="Fuente_20_de_20_párrafo_20_predeter."><text:span text:style-name="T20"><text:s/></text:span></text:span></text:p>
          </table:table-cell>
        </table:table-row>
      </table:table>
      <text:p text:style-name="P17">CAPTURAS DE PANTALLA:</text:p>
      <text:p text:style-name="P20"/>
      <text:p text:style-name="Heading_20_1"><text:soft-page-break/><text:span text:style-name="T21">Parte II. </text:span>Resto de ejercicios (usar en atcgrid la cola ac a no ser que se tenga que usar atcgrid4)</text:p>
      <text:list text:continue-numbering="true" text:style-name="L1">
        <text:list-item>
          <text:p text:style-name="P14"><text:span text:style-name="Fuente_20_de_20_párrafo_20_predeter."><text:span text:style-name="T7">Implementar en paralelo el producto matriz por vector con OpenMP usando la directiva</text:span></text:span><text:span text:style-name="Fuente_20_de_20_párrafo_20_predeter."><text:span text:style-name="T22"> </text:span></text:span><text:span text:style-name="Fuente_20_de_20_párrafo_20_predeter."><text:span text:style-name="T23">for. </text:span></text:span><text:span text:style-name="Fuente_20_de_20_párrafo_20_predeter."><text:span text:style-name="T24">P</text:span></text:span><text:span text:style-name="Fuente_20_de_20_párrafo_20_predeter."><text:span text:style-name="T7">artir del código </text:span></text:span><text:span text:style-name="Fuente_20_de_20_párrafo_20_predeter."><text:span text:style-name="T25">secuencial disponible en SWAD</text:span></text:span><text:span text:style-name="Fuente_20_de_20_párrafo_20_predeter."><text:span text:style-name="T7">. Debe implementar dos versiones del código (consulte la lección 5/Tema 2):</text:span></text:span></text:p>
        </text:list-item>
      </text:list>
      <text:list text:style-name="L2">
        <text:list-item>
          <text:list>
            <text:list-item>
              <text:p text:style-name="P31">una primera que paralelice el bucle que recorre las filas de la matriz y</text:p>
            </text:list-item>
            <text:list-item>
              <text:p text:style-name="P31">una segunda que paralelice el bucle que recorre las columnas.</text:p>
            </text:list-item>
          </text:list>
        </text:list-item>
      </text:list>
      <text:p text:style-name="P32"><text:span text:style-name="Fuente_20_de_20_párrafo_20_predeter."><text:span text:style-name="T7">Use las directivas que estime oportunas y las cláusulas que sean necesarias </text:span></text:span><text:span text:style-name="Fuente_20_de_20_párrafo_20_predeter."><text:span text:style-name="T6">excepto la cláusula </text:span></text:span><text:span text:style-name="codigo"><text:span text:style-name="T9">reduction</text:span></text:span><text:span text:style-name="Fuente_20_de_20_párrafo_20_predeter."><text:span text:style-name="T7">. Se debe paralelizar también la inicialización de las matrices. Respecto a este ejercicio:</text:span></text:span></text:p>
      <text:list xml:id="list3126693622" text:style-name="L3">
        <text:list-item>
          <text:list>
            <text:list-item>
              <text:p text:style-name="P33">Anote en su cuaderno de prácticas todos los errores de compilación que se han generado durante la realización del ejercicio y explique cómo los ha resuelto (especifique qué ayudas externas ha usado o recibido).</text:p>
            </text:list-item>
          </text:list>
        </text:list-item>
      </text:list>
      <text:list text:style-name="L4">
        <text:list-item>
          <text:list>
            <text:list-item>
              <text:p text:style-name="P34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35"><text:span text:style-name="Fuente_20_de_20_párrafo_20_predeter."><text:span text:style-name="T26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</text:span></text:span><text:span text:style-name="Fuente_20_de_20_párrafo_20_predeter."><text:span text:style-name="T27">v2</text:span></text:span><text:span text:style-name="Fuente_20_de_20_párrafo_20_predeter."><text:span text:style-name="T28">, para tamaños pequeños de los vectores (por ejemplo, N = 8 y N=11); (</text:span></text:span><text:span text:style-name="Fuente_20_de_20_párrafo_20_predeter."><text:span text:style-name="T27">4</text:span></text:span><text:span text:style-name="Fuente_20_de_20_párrafo_20_predeter."><text:span text:style-name="T28">) se debe imprimir sea cual sea el tamaño de los vectores el tiempo de ejecución del código que calcula el producto matriz vector, el número de hilos que usa </text:span></text:span><text:span text:style-name="Fuente_20_de_20_párrafo_20_predeter."><text:span text:style-name="T26">y, al menos, el primer y último componente del resultado (esto último evita que las optimizaciones del compilador eliminen el código de la suma).</text:span></text:span></text:p>
      <text:p text:style-name="P17"/>
      <text:p text:style-name="P15"><text:span text:style-name="Fuente_20_de_20_párrafo_20_predeter."><text:span text:style-name="T9">CAPTURA CÓDIGO FUENTE </text:span></text:span>: <text:span text:style-name="codigo">pmv-OpenMP-a.c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6"/>
          </table:table-cell>
        </table:table-row>
      </table:table>
      <text:p text:style-name="P17"/>
      <text:p text:style-name="P15"><text:span text:style-name="Fuente_20_de_20_párrafo_20_predeter."><text:span text:style-name="T9">CAPTURA CÓDIGO FUENTE</text:span></text:span>: <text:span text:style-name="codigo">pmv-OpenMP-b.c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6"/>
          </table:table-cell>
        </table:table-row>
      </table:table>
      <text:p text:style-name="P36"/>
      <text:p text:style-name="P15"><text:span text:style-name="Fuente_20_de_20_párrafo_20_predeter."><text:span text:style-name="T9">RESPUESTA</text:span></text:span>:</text:p>
      <text:p text:style-name="P17"/>
      <text:p text:style-name="P17">CAPTURAS DE PANTALLA:</text:p>
      <text:p text:style-name="P37"/>
      <text:list text:continue-list="list3126693622" text:style-name="L3">
        <text:list-item>
          <text:p text:style-name="P38"><text:span text:style-name="Fuente_20_de_20_párrafo_20_predeter."><text:span text:style-name="T7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reduction</text:span><text:span text:style-name="Fuente_20_de_20_párrafo_20_predeter."><text:span text:style-name="T7">. Respecto a este ejercicio:</text:span></text:span></text:p>
        </text:list-item>
      </text:list>
      <text:list text:style-name="L5">
        <text:list-item>
          <text:list>
            <text:list-item>
              <text:p text:style-name="P39">Anote en su cuaderno de prácticas todos los errores de compilación que se han generado durante la realización del ejercicio y explique cómo los ha resuelto (especifique qué ayudas externas ha usado o recibido).</text:p>
            </text:list-item>
            <text:list-item>
              <text:p text:style-name="P39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15"><text:span text:style-name="Fuente_20_de_20_párrafo_20_predeter."><text:span text:style-name="T9">CAPTURA CÓDIGO FUENTE</text:span></text:span>: <text:span text:style-name="codigo">pmv-OpenmMP-reduction.c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6"/>
          </table:table-cell>
        </table:table-row>
      </table:table>
      <text:p text:style-name="P17"/>
      <text:p text:style-name="P15"><text:span text:style-name="Fuente_20_de_20_párrafo_20_predeter."><text:span text:style-name="T9">RESPUESTA</text:span></text:span>:</text:p>
      <text:p text:style-name="P17"/>
      <text:p text:style-name="P17">CAPTURAS DE PANTALLA:</text:p>
      <text:p text:style-name="P37"/>
      <text:list text:continue-numbering="true" text:style-name="L5">
        <text:list-item text:start-value="10">
          <text:p text:style-name="P40"><text:span text:style-name="Fuente_20_de_20_párrafo_20_predeter."><text:span text:style-name="T29">Realizar una tabla y una gráfica que permitan comparar la escalabilidad (ganancia en velocidad en función del número de cores) en</text:span></text:span><text:span text:style-name="Fuente_20_de_20_párrafo_20_predeter."><text:span text:style-name="T30"> atcgrid4, en uno de los nodos de la cola ac y en su PC del mejor código paralelo </text:span></text:span><text:span text:style-name="Fuente_20_de_20_párrafo_20_predeter."><text:span text:style-name="T29">de los tres implementados en los ejercicios anteriores para dos tamaños (N) distintos (consulte la Lección 6/Tema 2). Usar -O2 al compilar. Justificar por qué el código escogido es el mejor. NOTA: Nunca ejecute en atcgrid código que imprima todos los componentes del resultado.</text:span></text:span></text:p>
        </text:list-item>
      </text:list>
      <text:p text:style-name="P41"><text:soft-page-break/></text:p>
      <text:p text:style-name="P17">CAPTURAS DE PANTALLA (que justifique el código elegido):</text:p>
      <text:p text:style-name="P17"/>
      <text:p text:style-name="P17">JUSTIFICAR AHORA EN BASE AL CÓDIGO LA DIFERENCIA EN TIEMPOS:</text:p>
      <text:p text:style-name="P17"/>
      <text:p text:style-name="P15"><text:span text:style-name="Fuente_20_de_20_párrafo_20_predeter."><text:span text:style-name="T9">CAPTURA DE PANTALLA del script </text:span></text:span><text:span text:style-name="codigo">pmv-OpenmMP-script.sh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7"/>
          </table:table-cell>
        </table:table-row>
      </table:table>
      <text:p text:style-name="P17"/>
      <text:p text:style-name="P42"><text:span text:style-name="Fuente_20_de_20_párrafo_20_predeter."><text:span text:style-name="T7"><text:s text:c="7"/></text:span></text:span><text:span text:style-name="Fuente_20_de_20_párrafo_20_predeter."><text:span text:style-name="T31">CAPTURAS DE PANTALLA (mostrar la ejecución en atcgrid – envío(s) a la cola):</text:span></text:span></text:p>
      <text:p text:style-name="P17"/>
      <text:p text:style-name="P15"><text:span text:style-name="Fuente_20_de_20_párrafo_20_predeter."><text:span text:style-name="T9">TABLA (con tiempos y ganancia) Y GRÁFICA (con ganancia)</text:span></text:span>:</text:p>
      <text:p text:style-name="P15"/>
      <text:p text:style-name="P43"><text:span text:style-name="Fuente_20_de_20_párrafo_20_predeter."><text:span text:style-name="T32"><draw:frame draw:style-name="fr1" draw:name="Marco1" text:anchor-type="as-char" svg:y="0cm" svg:width="18.228cm" style:rel-width="scale" svg:height="14.684cm" style:rel-height="scale" draw:z-index="0"><draw:text-box><table:table table:name="Table16" table:style-name="Table16"><table:table-column table:style-name="Table16.A"/><table:table-row><table:table-cell table:style-name="Table16.A1" office:value-type="string"><text:p text:style-name="P44"><text:span text:style-name="Fuente_20_de_20_párrafo_20_predeter."><text:span text:style-name="T9">Tabla 1.</text:span></text:span> Tiempos de ejecución del código secuencial y de la versión paralela para atcgrid y para el PC personal</text:p></table:table-cell></table:table-row><table:table-row><table:table-cell table:style-name="Table16.A1" office:value-type="string"><table:table table:name="Table17" table:style-name="Table17"><table:table-column table:style-name="Table17.A"/><table:table-column table:style-name="Table17.B"/><table:table-column table:style-name="Table17.C"/><table:table-column table:style-name="Table17.D"/><table:table-column table:style-name="Table17.B"/><table:table-column table:style-name="Table17.C"/><table:table-column table:style-name="Table17.D" table:number-columns-repeated="3"/><table:table-column table:style-name="Table17.C"/><table:table-column table:style-name="Table17.D" table:number-columns-repeated="2"/><table:table-column table:style-name="Table17.M"/><table:table-row table:style-name="Table17.1"><table:table-cell table:style-name="Table17.A1" office:value-type="string"><text:p text:style-name="P45"/></table:table-cell><table:table-cell table:style-name="Table17.B1" table:number-columns-spanned="4" office:value-type="string"><text:p text:style-name="P45">atcgrid1, atcgrid2 o atcgrid3</text:p></table:table-cell><table:covered-table-cell/><table:covered-table-cell/><table:covered-table-cell/><table:table-cell table:style-name="Table17.F1" table:number-columns-spanned="4" office:value-type="string"><text:p text:style-name="P45">atcgrid4</text:p></table:table-cell><table:covered-table-cell/><table:covered-table-cell/><table:covered-table-cell/><table:table-cell table:style-name="Table17.J1" table:number-columns-spanned="4" office:value-type="string"><text:p text:style-name="P45">PC</text:p></table:table-cell><table:covered-table-cell/><table:covered-table-cell/><table:covered-table-cell/></table:table-row><table:table-row table:style-name="Table17.1"><table:table-cell table:style-name="Table17.A2" office:value-type="string"><text:p text:style-name="P46"/></table:table-cell><table:table-cell table:style-name="Table17.B2" table:number-columns-spanned="2" office:value-type="string"><text:p text:style-name="P45">Tamaño= entre 5000 y 10000</text:p></table:table-cell><table:covered-table-cell/><table:table-cell table:style-name="Table17.D2" table:number-columns-spanned="2" office:value-type="string"><text:p text:style-name="P47"><text:span text:style-name="Fuente_20_de_20_párrafo_20_predeter."><text:span text:style-name="T33">Tamaño=</text:span></text:span> <text:span text:style-name="Fuente_20_de_20_párrafo_20_predeter."><text:span text:style-name="T33">entre 10000 y 100000</text:span></text:span></text:p></table:table-cell><table:covered-table-cell/><table:table-cell table:style-name="Table17.F2" table:number-columns-spanned="2" office:value-type="string"><text:p text:style-name="P45">Tamaño= entre 5000 y 10000</text:p></table:table-cell><table:covered-table-cell/><table:table-cell table:style-name="Table17.H2" table:number-columns-spanned="2" office:value-type="string"><text:p text:style-name="P47"><text:span text:style-name="Fuente_20_de_20_párrafo_20_predeter."><text:span text:style-name="T33">Tamaño=</text:span></text:span> <text:span text:style-name="Fuente_20_de_20_párrafo_20_predeter."><text:span text:style-name="T33">entre 10000 y 100000</text:span></text:span></text:p></table:table-cell><table:covered-table-cell/><table:table-cell table:style-name="Table17.J2" table:number-columns-spanned="2" office:value-type="string"><text:p text:style-name="P45">Tamaño= entre 5000 y 10000</text:p></table:table-cell><table:covered-table-cell/><table:table-cell table:style-name="Table17.L2" table:number-columns-spanned="2" office:value-type="string"><text:p text:style-name="P47"><text:span text:style-name="Fuente_20_de_20_párrafo_20_predeter."><text:span text:style-name="T33">Tamaño=</text:span></text:span> <text:span text:style-name="Fuente_20_de_20_párrafo_20_predeter."><text:span text:style-name="T33">entre 10000 y 100000</text:span></text:span></text:p></table:table-cell><table:covered-table-cell/></table:table-row><table:table-row table:style-name="Table17.3"><table:table-cell table:style-name="Table17.A3" office:value-type="string"><text:p text:style-name="P45">Nº de núcleos (p)</text:p></table:table-cell><table:table-cell table:style-name="Table17.B3" office:value-type="string"><text:p text:style-name="P47"><text:span text:style-name="Fuente_20_de_20_párrafo_20_predeter."><text:span text:style-name="T33">T(p)</text:span></text:span></text:p></table:table-cell><table:table-cell table:style-name="Table17.C3" office:value-type="string"><text:p text:style-name="P45">S(p)</text:p></table:table-cell><table:table-cell table:style-name="Table17.D3" office:value-type="string"><text:p text:style-name="P47"><text:span text:style-name="Fuente_20_de_20_párrafo_20_predeter."><text:span text:style-name="T33">T(p)</text:span></text:span></text:p></table:table-cell><table:table-cell table:style-name="Table17.E3" office:value-type="string"><text:p text:style-name="P45">S(p)</text:p></table:table-cell><table:table-cell table:style-name="Table17.F3" office:value-type="string"><text:p text:style-name="P47"><text:span text:style-name="Fuente_20_de_20_párrafo_20_predeter."><text:span text:style-name="T33">T(p)</text:span></text:span></text:p></table:table-cell><table:table-cell table:style-name="Table17.G3" office:value-type="string"><text:p text:style-name="P45">S(p)</text:p></table:table-cell><table:table-cell table:style-name="Table17.H3" office:value-type="string"><text:p text:style-name="P47"><text:span text:style-name="Fuente_20_de_20_párrafo_20_predeter."><text:span text:style-name="T33">T(p)</text:span></text:span></text:p></table:table-cell><table:table-cell table:style-name="Table17.I3" office:value-type="string"><text:p text:style-name="P45">S(p)</text:p></table:table-cell><table:table-cell table:style-name="Table17.J3" office:value-type="string"><text:p text:style-name="P47"><text:span text:style-name="Fuente_20_de_20_párrafo_20_predeter."><text:span text:style-name="T33">T(p)</text:span></text:span></text:p></table:table-cell><table:table-cell table:style-name="Table17.K3" office:value-type="string"><text:p text:style-name="P45">S(p)</text:p></table:table-cell><table:table-cell table:style-name="Table17.L3" office:value-type="string"><text:p text:style-name="P47"><text:span text:style-name="Fuente_20_de_20_párrafo_20_predeter."><text:span text:style-name="T33">T(p)</text:span></text:span></text:p></table:table-cell><table:table-cell table:style-name="Table17.M3" office:value-type="string"><text:p text:style-name="P45">S(p)</text:p></table:table-cell></table:table-row><table:table-row table:style-name="Table17.1"><table:table-cell table:style-name="Table17.A4" office:value-type="string"><text:p text:style-name="P48">Código Secuencial</text:p></table:table-cell><table:table-cell table:style-name="Table17.B4" office:value-type="string"><text:p text:style-name="P49"/></table:table-cell><table:table-cell table:style-name="Table17.C4" office:value-type="string"><text:p text:style-name="P49">----</text:p></table:table-cell><table:table-cell table:style-name="Table17.D4" office:value-type="string"><text:p text:style-name="P49"/></table:table-cell><table:table-cell table:style-name="Table17.E4" office:value-type="string"><text:p text:style-name="P49">----</text:p></table:table-cell><table:table-cell table:style-name="Table17.F4" office:value-type="string"><text:p text:style-name="P49"/></table:table-cell><table:table-cell table:style-name="Table17.G4" office:value-type="string"><text:p text:style-name="P49">----</text:p></table:table-cell><table:table-cell table:style-name="Table17.H4" office:value-type="string"><text:p text:style-name="P49"/></table:table-cell><table:table-cell table:style-name="Table17.I4" office:value-type="string"><text:p text:style-name="P49">----</text:p></table:table-cell><table:table-cell table:style-name="Table17.J4" office:value-type="string"><text:p text:style-name="P49"/></table:table-cell><table:table-cell table:style-name="Table17.K4" office:value-type="string"><text:p text:style-name="P49">----</text:p></table:table-cell><table:table-cell table:style-name="Table17.L4" office:value-type="string"><text:p text:style-name="P49"/></table:table-cell><table:table-cell table:style-name="Table17.M4" office:value-type="string"><text:p text:style-name="P49">----</text:p></table:table-cell></table:table-row><table:table-row table:style-name="Table17.1"><table:table-cell table:style-name="Table17.A5" office:value-type="string"><text:p text:style-name="P50"><text:span text:style-name="Fuente_20_de_20_párrafo_20_predeter."><text:span text:style-name="T9">1</text:span></text:span></text:p></table:table-cell><table:table-cell table:style-name="Table17.B5" office:value-type="string"><text:p text:style-name="P49"/></table:table-cell><table:table-cell table:style-name="Table17.C5" office:value-type="string"><text:p text:style-name="P49"/></table:table-cell><table:table-cell table:style-name="Table17.D5" office:value-type="string"><text:p text:style-name="P49"/></table:table-cell><table:table-cell table:style-name="Table17.E5" office:value-type="string"><text:p text:style-name="P49"/></table:table-cell><table:table-cell table:style-name="Table17.F5" office:value-type="string"><text:p text:style-name="P49"/></table:table-cell><table:table-cell table:style-name="Table17.G5" office:value-type="string"><text:p text:style-name="P49"/></table:table-cell><table:table-cell table:style-name="Table17.H5" office:value-type="string"><text:p text:style-name="P49"/></table:table-cell><table:table-cell table:style-name="Table17.I5" office:value-type="string"><text:p text:style-name="P49"/></table:table-cell><table:table-cell table:style-name="Table17.J5" office:value-type="string"><text:p text:style-name="P49"/></table:table-cell><table:table-cell table:style-name="Table17.K5" office:value-type="string"><text:p text:style-name="P49"/></table:table-cell><table:table-cell table:style-name="Table17.L5" office:value-type="string"><text:p text:style-name="P49"/></table:table-cell><table:table-cell table:style-name="Table17.M5" office:value-type="string"><text:p text:style-name="P49"/></table:table-cell></table:table-row><table:table-row table:style-name="Table17.1"><table:table-cell table:style-name="Table17.A6" office:value-type="string"><text:p text:style-name="P48">2</text:p></table:table-cell><table:table-cell table:style-name="Table17.B6" office:value-type="string"><text:p text:style-name="P49"/></table:table-cell><table:table-cell table:style-name="Table17.C6" office:value-type="string"><text:p text:style-name="P49"/></table:table-cell><table:table-cell table:style-name="Table17.D6" office:value-type="string"><text:p text:style-name="P49"/></table:table-cell><table:table-cell table:style-name="Table17.E6" office:value-type="string"><text:p text:style-name="P49"/></table:table-cell><table:table-cell table:style-name="Table17.F6" office:value-type="string"><text:p text:style-name="P49"/></table:table-cell><table:table-cell table:style-name="Table17.G6" office:value-type="string"><text:p text:style-name="P49"/></table:table-cell><table:table-cell table:style-name="Table17.H6" office:value-type="string"><text:p text:style-name="P49"/></table:table-cell><table:table-cell table:style-name="Table17.I6" office:value-type="string"><text:p text:style-name="P49"/></table:table-cell><table:table-cell table:style-name="Table17.J6" office:value-type="string"><text:p text:style-name="P49"/></table:table-cell><table:table-cell table:style-name="Table17.K6" office:value-type="string"><text:p text:style-name="P49"/></table:table-cell><table:table-cell table:style-name="Table17.L6" office:value-type="string"><text:p text:style-name="P49"/></table:table-cell><table:table-cell table:style-name="Table17.M6" office:value-type="string"><text:p text:style-name="P49"/></table:table-cell></table:table-row><table:table-row table:style-name="Table17.1"><table:table-cell table:style-name="Table17.A7" office:value-type="string"><text:p text:style-name="P48">3</text:p></table:table-cell><table:table-cell table:style-name="Table17.B7" office:value-type="string"><text:p text:style-name="P49"/></table:table-cell><table:table-cell table:style-name="Table17.C7" office:value-type="string"><text:p text:style-name="P49"/></table:table-cell><table:table-cell table:style-name="Table17.D7" office:value-type="string"><text:p text:style-name="P49"/></table:table-cell><table:table-cell table:style-name="Table17.E7" office:value-type="string"><text:p text:style-name="P49"/></table:table-cell><table:table-cell table:style-name="Table17.F7" office:value-type="string"><text:p text:style-name="P49"/></table:table-cell><table:table-cell table:style-name="Table17.G7" office:value-type="string"><text:p text:style-name="P49"/></table:table-cell><table:table-cell table:style-name="Table17.H7" office:value-type="string"><text:p text:style-name="P49"/></table:table-cell><table:table-cell table:style-name="Table17.I7" office:value-type="string"><text:p text:style-name="P49"/></table:table-cell><table:table-cell table:style-name="Table17.J7" office:value-type="string"><text:p text:style-name="P49"/></table:table-cell><table:table-cell table:style-name="Table17.K7" office:value-type="string"><text:p text:style-name="P49"/></table:table-cell><table:table-cell table:style-name="Table17.L7" office:value-type="string"><text:p text:style-name="P49"/></table:table-cell><table:table-cell table:style-name="Table17.M7" office:value-type="string"><text:p text:style-name="P49"/></table:table-cell></table:table-row><table:table-row table:style-name="Table17.1"><table:table-cell table:style-name="Table17.A6" office:value-type="string"><text:p text:style-name="P48">4</text:p></table:table-cell><table:table-cell table:style-name="Table17.B8" office:value-type="string"><text:p text:style-name="P49"/></table:table-cell><table:table-cell table:style-name="Table17.C8" office:value-type="string"><text:p text:style-name="P49"/></table:table-cell><table:table-cell table:style-name="Table17.D8" office:value-type="string"><text:p text:style-name="P49"/></table:table-cell><table:table-cell table:style-name="Table17.E8" office:value-type="string"><text:p text:style-name="P49"/></table:table-cell><table:table-cell table:style-name="Table17.F8" office:value-type="string"><text:p text:style-name="P49"/></table:table-cell><table:table-cell table:style-name="Table17.G8" office:value-type="string"><text:p text:style-name="P49"/></table:table-cell><table:table-cell table:style-name="Table17.H8" office:value-type="string"><text:p text:style-name="P49"/></table:table-cell><table:table-cell table:style-name="Table17.I8" office:value-type="string"><text:p text:style-name="P49"/></table:table-cell><table:table-cell table:style-name="Table17.J8" office:value-type="string"><text:p text:style-name="P49"/></table:table-cell><table:table-cell table:style-name="Table17.K8" office:value-type="string"><text:p text:style-name="P49"/></table:table-cell><table:table-cell table:style-name="Table17.L8" office:value-type="string"><text:p text:style-name="P49"/></table:table-cell><table:table-cell table:style-name="Table17.M8" office:value-type="string"><text:p text:style-name="P49"/></table:table-cell></table:table-row><table:table-row table:style-name="Table17.1"><table:table-cell table:style-name="Table17.A9" office:value-type="string"><text:p text:style-name="P48">5</text:p></table:table-cell><table:table-cell table:style-name="Table17.B9" office:value-type="string"><text:p text:style-name="P49"/></table:table-cell><table:table-cell table:style-name="Table17.C9" office:value-type="string"><text:p text:style-name="P49"/></table:table-cell><table:table-cell table:style-name="Table17.D9" office:value-type="string"><text:p text:style-name="P49"/></table:table-cell><table:table-cell table:style-name="Table17.E9" office:value-type="string"><text:p text:style-name="P49"/></table:table-cell><table:table-cell table:style-name="Table17.F9" office:value-type="string"><text:p text:style-name="P49"/></table:table-cell><table:table-cell table:style-name="Table17.G9" office:value-type="string"><text:p text:style-name="P49"/></table:table-cell><table:table-cell table:style-name="Table17.H9" office:value-type="string"><text:p text:style-name="P49"/></table:table-cell><table:table-cell table:style-name="Table17.I9" office:value-type="string"><text:p text:style-name="P49"/></table:table-cell><table:table-cell table:style-name="Table17.J9" office:value-type="string"><text:p text:style-name="P49"/></table:table-cell><table:table-cell table:style-name="Table17.K9" office:value-type="string"><text:p text:style-name="P49"/></table:table-cell><table:table-cell table:style-name="Table17.L9" office:value-type="string"><text:p text:style-name="P49"/></table:table-cell><table:table-cell table:style-name="Table17.M9" office:value-type="string"><text:p text:style-name="P49"/></table:table-cell></table:table-row><table:table-row table:style-name="Table17.1"><table:table-cell table:style-name="Table17.A6" office:value-type="string"><text:p text:style-name="P48">6</text:p></table:table-cell><table:table-cell table:style-name="Table17.B10" office:value-type="string"><text:p text:style-name="P49"/></table:table-cell><table:table-cell table:style-name="Table17.C10" office:value-type="string"><text:p text:style-name="P49"/></table:table-cell><table:table-cell table:style-name="Table17.D10" office:value-type="string"><text:p text:style-name="P49"/></table:table-cell><table:table-cell table:style-name="Table17.E10" office:value-type="string"><text:p text:style-name="P49"/></table:table-cell><table:table-cell table:style-name="Table17.F10" office:value-type="string"><text:p text:style-name="P49"/></table:table-cell><table:table-cell table:style-name="Table17.G10" office:value-type="string"><text:p text:style-name="P49"/></table:table-cell><table:table-cell table:style-name="Table17.H10" office:value-type="string"><text:p text:style-name="P49"/></table:table-cell><table:table-cell table:style-name="Table17.I10" office:value-type="string"><text:p text:style-name="P49"/></table:table-cell><table:table-cell table:style-name="Table17.J10" office:value-type="string"><text:p text:style-name="P49"/></table:table-cell><table:table-cell table:style-name="Table17.K10" office:value-type="string"><text:p text:style-name="P49"/></table:table-cell><table:table-cell table:style-name="Table17.L10" office:value-type="string"><text:p text:style-name="P49"/></table:table-cell><table:table-cell table:style-name="Table17.M10" office:value-type="string"><text:p text:style-name="P49"/></table:table-cell></table:table-row><table:table-row table:style-name="Table17.1"><table:table-cell table:style-name="Table17.A11" office:value-type="string"><text:p text:style-name="P48">7</text:p></table:table-cell><table:table-cell table:style-name="Table17.B11" office:value-type="string"><text:p text:style-name="P49"/></table:table-cell><table:table-cell table:style-name="Table17.C11" office:value-type="string"><text:p text:style-name="P49"/></table:table-cell><table:table-cell table:style-name="Table17.D11" office:value-type="string"><text:p text:style-name="P49"/></table:table-cell><table:table-cell table:style-name="Table17.E11" office:value-type="string"><text:p text:style-name="P49"/></table:table-cell><table:table-cell table:style-name="Table17.F11" office:value-type="string"><text:p text:style-name="P49"/></table:table-cell><table:table-cell table:style-name="Table17.G11" office:value-type="string"><text:p text:style-name="P49"/></table:table-cell><table:table-cell table:style-name="Table17.H11" office:value-type="string"><text:p text:style-name="P49"/></table:table-cell><table:table-cell table:style-name="Table17.I11" office:value-type="string"><text:p text:style-name="P49"/></table:table-cell><table:table-cell table:style-name="Table17.J11" office:value-type="string"><text:p text:style-name="P49"/></table:table-cell><table:table-cell table:style-name="Table17.K11" office:value-type="string"><text:p text:style-name="P49"/></table:table-cell><table:table-cell table:style-name="Table17.L11" office:value-type="string"><text:p text:style-name="P49"/></table:table-cell><table:table-cell table:style-name="Table17.M11" office:value-type="string"><text:p text:style-name="P49"/></table:table-cell></table:table-row><table:table-row table:style-name="Table17.12"><table:table-cell table:style-name="Table17.A6" office:value-type="string"><text:p text:style-name="P48">8</text:p></table:table-cell><table:table-cell table:style-name="Table17.B12" office:value-type="string"><text:p text:style-name="P49"/></table:table-cell><table:table-cell table:style-name="Table17.C12" office:value-type="string"><text:p text:style-name="P49"/></table:table-cell><table:table-cell table:style-name="Table17.D12" office:value-type="string"><text:p text:style-name="P49"/></table:table-cell><table:table-cell table:style-name="Table17.E12" office:value-type="string"><text:p text:style-name="P49"/></table:table-cell><table:table-cell table:style-name="Table17.F12" office:value-type="string"><text:p text:style-name="P49"/></table:table-cell><table:table-cell table:style-name="Table17.G12" office:value-type="string"><text:p text:style-name="P49"/></table:table-cell><table:table-cell table:style-name="Table17.H12" office:value-type="string"><text:p text:style-name="P49"/></table:table-cell><table:table-cell table:style-name="Table17.I12" office:value-type="string"><text:p text:style-name="P49"/></table:table-cell><table:table-cell table:style-name="Table17.J12" office:value-type="string"><text:p text:style-name="P49"/></table:table-cell><table:table-cell table:style-name="Table17.K12" office:value-type="string"><text:p text:style-name="P49"/></table:table-cell><table:table-cell table:style-name="Table17.L12" office:value-type="string"><text:p text:style-name="P49"/></table:table-cell><table:table-cell table:style-name="Table17.M12" office:value-type="string"><text:p text:style-name="P49"/></table:table-cell></table:table-row><table:table-row table:style-name="Table17.1"><table:table-cell table:style-name="Table17.A13" office:value-type="string"><text:p text:style-name="P48">9</text:p></table:table-cell><table:table-cell table:style-name="Table17.B13" office:value-type="string"><text:p text:style-name="P49"/></table:table-cell><table:table-cell table:style-name="Table17.C13" office:value-type="string"><text:p text:style-name="P49"/></table:table-cell><table:table-cell table:style-name="Table17.D13" office:value-type="string"><text:p text:style-name="P49"/></table:table-cell><table:table-cell table:style-name="Table17.E13" office:value-type="string"><text:p text:style-name="P49"/></table:table-cell><table:table-cell table:style-name="Table17.F13" office:value-type="string"><text:p text:style-name="P49"/></table:table-cell><table:table-cell table:style-name="Table17.G13" office:value-type="string"><text:p text:style-name="P49"/></table:table-cell><table:table-cell table:style-name="Table17.H13" office:value-type="string"><text:p text:style-name="P49"/></table:table-cell><table:table-cell table:style-name="Table17.I13" office:value-type="string"><text:p text:style-name="P49"/></table:table-cell><table:table-cell table:style-name="Table17.J13" office:value-type="string"><text:p text:style-name="P49"/></table:table-cell><table:table-cell table:style-name="Table17.K13" office:value-type="string"><text:p text:style-name="P49"/></table:table-cell><table:table-cell table:style-name="Table17.L13" office:value-type="string"><text:p text:style-name="P49"/></table:table-cell><table:table-cell table:style-name="Table17.M13" office:value-type="string"><text:p text:style-name="P49"/></table:table-cell></table:table-row><table:table-row table:style-name="Table17.1"><table:table-cell table:style-name="Table17.A6" office:value-type="string"><text:p text:style-name="P48">10</text:p></table:table-cell><table:table-cell table:style-name="Table17.B14" office:value-type="string"><text:p text:style-name="P49"/></table:table-cell><table:table-cell table:style-name="Table17.C14" office:value-type="string"><text:p text:style-name="P49"/></table:table-cell><table:table-cell table:style-name="Table17.D14" office:value-type="string"><text:p text:style-name="P49"/></table:table-cell><table:table-cell table:style-name="Table17.E14" office:value-type="string"><text:p text:style-name="P49"/></table:table-cell><table:table-cell table:style-name="Table17.F14" office:value-type="string"><text:p text:style-name="P49"/></table:table-cell><table:table-cell table:style-name="Table17.G14" office:value-type="string"><text:p text:style-name="P49"/></table:table-cell><table:table-cell table:style-name="Table17.H14" office:value-type="string"><text:p text:style-name="P49"/></table:table-cell><table:table-cell table:style-name="Table17.I14" office:value-type="string"><text:p text:style-name="P49"/></table:table-cell><table:table-cell table:style-name="Table17.J14" office:value-type="string"><text:p text:style-name="P49"/></table:table-cell><table:table-cell table:style-name="Table17.K14" office:value-type="string"><text:p text:style-name="P49"/></table:table-cell><table:table-cell table:style-name="Table17.L14" office:value-type="string"><text:p text:style-name="P49"/></table:table-cell><table:table-cell table:style-name="Table17.M14" office:value-type="string"><text:p text:style-name="P49"/></table:table-cell></table:table-row><table:table-row table:style-name="Table17.1"><table:table-cell table:style-name="Table17.A15" office:value-type="string"><text:p text:style-name="P48">11</text:p></table:table-cell><table:table-cell table:style-name="Table17.B15" office:value-type="string"><text:p text:style-name="P49"/></table:table-cell><table:table-cell table:style-name="Table17.C15" office:value-type="string"><text:p text:style-name="P49"/></table:table-cell><table:table-cell table:style-name="Table17.D15" office:value-type="string"><text:p text:style-name="P49"/></table:table-cell><table:table-cell table:style-name="Table17.E15" office:value-type="string"><text:p text:style-name="P49"/></table:table-cell><table:table-cell table:style-name="Table17.F15" office:value-type="string"><text:p text:style-name="P49"/></table:table-cell><table:table-cell table:style-name="Table17.G15" office:value-type="string"><text:p text:style-name="P49"/></table:table-cell><table:table-cell table:style-name="Table17.H15" office:value-type="string"><text:p text:style-name="P49"/></table:table-cell><table:table-cell table:style-name="Table17.I15" office:value-type="string"><text:p text:style-name="P49"/></table:table-cell><table:table-cell table:style-name="Table17.J15" office:value-type="string"><text:p text:style-name="P49"/></table:table-cell><table:table-cell table:style-name="Table17.K15" office:value-type="string"><text:p text:style-name="P49"/></table:table-cell><table:table-cell table:style-name="Table17.L15" office:value-type="string"><text:p text:style-name="P49"/></table:table-cell><table:table-cell table:style-name="Table17.M15" office:value-type="string"><text:p text:style-name="P49"/></table:table-cell></table:table-row><table:table-row table:style-name="Table17.1"><table:table-cell table:style-name="Table17.A6" office:value-type="string"><text:p text:style-name="P48">12</text:p></table:table-cell><table:table-cell table:style-name="Table17.B16" office:value-type="string"><text:p text:style-name="P49"/></table:table-cell><table:table-cell table:style-name="Table17.C16" office:value-type="string"><text:p text:style-name="P49"/></table:table-cell><table:table-cell table:style-name="Table17.D16" office:value-type="string"><text:p text:style-name="P49"/></table:table-cell><table:table-cell table:style-name="Table17.E16" office:value-type="string"><text:p text:style-name="P49"/></table:table-cell><table:table-cell table:style-name="Table17.F16" office:value-type="string"><text:p text:style-name="P49"/></table:table-cell><table:table-cell table:style-name="Table17.G16" office:value-type="string"><text:p text:style-name="P49"/></table:table-cell><table:table-cell table:style-name="Table17.H16" office:value-type="string"><text:p text:style-name="P49"/></table:table-cell><table:table-cell table:style-name="Table17.I16" office:value-type="string"><text:p text:style-name="P49"/></table:table-cell><table:table-cell table:style-name="Table17.J16" office:value-type="string"><text:p text:style-name="P49"/></table:table-cell><table:table-cell table:style-name="Table17.K16" office:value-type="string"><text:p text:style-name="P49"/></table:table-cell><table:table-cell table:style-name="Table17.L16" office:value-type="string"><text:p text:style-name="P49"/></table:table-cell><table:table-cell table:style-name="Table17.M16" office:value-type="string"><text:p text:style-name="P49"/></table:table-cell></table:table-row><table:table-row table:style-name="Table17.1"><table:table-cell table:style-name="Table17.A17" office:value-type="string"><text:p text:style-name="P48">13</text:p></table:table-cell><table:table-cell table:style-name="Table17.B17" office:value-type="string"><text:p text:style-name="P49"/></table:table-cell><table:table-cell table:style-name="Table17.C17" office:value-type="string"><text:p text:style-name="P49"/></table:table-cell><table:table-cell table:style-name="Table17.D17" office:value-type="string"><text:p text:style-name="P49"/></table:table-cell><table:table-cell table:style-name="Table17.E17" office:value-type="string"><text:p text:style-name="P49"/></table:table-cell><table:table-cell table:style-name="Table17.F17" office:value-type="string"><text:p text:style-name="P49"/></table:table-cell><table:table-cell table:style-name="Table17.G17" office:value-type="string"><text:p text:style-name="P49"/></table:table-cell><table:table-cell table:style-name="Table17.H17" office:value-type="string"><text:p text:style-name="P49"/></table:table-cell><table:table-cell table:style-name="Table17.I17" office:value-type="string"><text:p text:style-name="P49"/></table:table-cell><table:table-cell table:style-name="Table17.J17" office:value-type="string"><text:p text:style-name="P49"/></table:table-cell><table:table-cell table:style-name="Table17.K17" office:value-type="string"><text:p text:style-name="P49"/></table:table-cell><table:table-cell table:style-name="Table17.L17" office:value-type="string"><text:p text:style-name="P49"/></table:table-cell><table:table-cell table:style-name="Table17.M17" office:value-type="string"><text:p text:style-name="P49"/></table:table-cell></table:table-row><table:table-row table:style-name="Table17.1"><table:table-cell table:style-name="Table17.A18" office:value-type="string"><text:p text:style-name="P48">14</text:p></table:table-cell><table:table-cell table:style-name="Table17.B18" office:value-type="string"><text:p text:style-name="P49"/></table:table-cell><table:table-cell table:style-name="Table17.C18" office:value-type="string"><text:p text:style-name="P49"/></table:table-cell><table:table-cell table:style-name="Table17.D18" office:value-type="string"><text:p text:style-name="P49"/></table:table-cell><table:table-cell table:style-name="Table17.E18" office:value-type="string"><text:p text:style-name="P49"/></table:table-cell><table:table-cell table:style-name="Table17.F18" office:value-type="string"><text:p text:style-name="P49"/></table:table-cell><table:table-cell table:style-name="Table17.G18" office:value-type="string"><text:p text:style-name="P49"/></table:table-cell><table:table-cell table:style-name="Table17.H18" office:value-type="string"><text:p text:style-name="P49"/></table:table-cell><table:table-cell table:style-name="Table17.I18" office:value-type="string"><text:p text:style-name="P49"/></table:table-cell><table:table-cell table:style-name="Table17.J18" office:value-type="string"><text:p text:style-name="P49"/></table:table-cell><table:table-cell table:style-name="Table17.K18" office:value-type="string"><text:p text:style-name="P49"/></table:table-cell><table:table-cell table:style-name="Table17.L18" office:value-type="string"><text:p text:style-name="P49"/></table:table-cell><table:table-cell table:style-name="Table17.M18" office:value-type="string"><text:p text:style-name="P49"/></table:table-cell></table:table-row><table:table-row table:style-name="Table17.1"><table:table-cell table:style-name="Table17.A19" office:value-type="string"><text:p text:style-name="P48">15</text:p></table:table-cell><table:table-cell table:style-name="Table17.B19" office:value-type="string"><text:p text:style-name="P49"/></table:table-cell><table:table-cell table:style-name="Table17.C19" office:value-type="string"><text:p text:style-name="P49"/></table:table-cell><table:table-cell table:style-name="Table17.D19" office:value-type="string"><text:p text:style-name="P49"/></table:table-cell><table:table-cell table:style-name="Table17.E19" office:value-type="string"><text:p text:style-name="P49"/></table:table-cell><table:table-cell table:style-name="Table17.F19" office:value-type="string"><text:p text:style-name="P49"/></table:table-cell><table:table-cell table:style-name="Table17.G19" office:value-type="string"><text:p text:style-name="P49"/></table:table-cell><table:table-cell table:style-name="Table17.H19" office:value-type="string"><text:p text:style-name="P49"/></table:table-cell><table:table-cell table:style-name="Table17.I19" office:value-type="string"><text:p text:style-name="P49"/></table:table-cell><table:table-cell table:style-name="Table17.J19" office:value-type="string"><text:p text:style-name="P49"/></table:table-cell><table:table-cell table:style-name="Table17.K19" office:value-type="string"><text:p text:style-name="P49"/></table:table-cell><table:table-cell table:style-name="Table17.L19" office:value-type="string"><text:p text:style-name="P49"/></table:table-cell><table:table-cell table:style-name="Table17.M19" office:value-type="string"><text:p text:style-name="P49"/></table:table-cell></table:table-row><table:table-row table:style-name="Table17.1"><table:table-cell table:style-name="Table17.A18" office:value-type="string"><text:p text:style-name="P48">16</text:p></table:table-cell><table:table-cell table:style-name="Table17.B20" office:value-type="string"><text:p text:style-name="P49"/></table:table-cell><table:table-cell table:style-name="Table17.C20" office:value-type="string"><text:p text:style-name="P49"/></table:table-cell><table:table-cell table:style-name="Table17.D20" office:value-type="string"><text:p text:style-name="P49"/></table:table-cell><table:table-cell table:style-name="Table17.E20" office:value-type="string"><text:p text:style-name="P49"/></table:table-cell><table:table-cell table:style-name="Table17.F20" office:value-type="string"><text:p text:style-name="P49"/></table:table-cell><table:table-cell table:style-name="Table17.G20" office:value-type="string"><text:p text:style-name="P49"/></table:table-cell><table:table-cell table:style-name="Table17.H20" office:value-type="string"><text:p text:style-name="P49"/></table:table-cell><table:table-cell table:style-name="Table17.I20" office:value-type="string"><text:p text:style-name="P49"/></table:table-cell><table:table-cell table:style-name="Table17.J20" office:value-type="string"><text:p text:style-name="P49"/></table:table-cell><table:table-cell table:style-name="Table17.K20" office:value-type="string"><text:p text:style-name="P49"/></table:table-cell><table:table-cell table:style-name="Table17.L20" office:value-type="string"><text:p text:style-name="P49"/></table:table-cell><table:table-cell table:style-name="Table17.M20" office:value-type="string"><text:p text:style-name="P49"/></table:table-cell></table:table-row><table:table-row table:style-name="Table17.1"><table:table-cell table:style-name="Table17.A21" office:value-type="string"><text:p text:style-name="P51">32</text:p></table:table-cell><table:table-cell table:style-name="Table17.B21" office:value-type="string"><text:p text:style-name="P49"/></table:table-cell><table:table-cell table:style-name="Table17.C21" office:value-type="string"><text:p text:style-name="P49"/></table:table-cell><table:table-cell table:style-name="Table17.D21" office:value-type="string"><text:p text:style-name="P49"/></table:table-cell><table:table-cell table:style-name="Table17.E21" office:value-type="string"><text:p text:style-name="P49"/></table:table-cell><table:table-cell table:style-name="Table17.F21" office:value-type="string"><text:p text:style-name="P49"/></table:table-cell><table:table-cell table:style-name="Table17.G21" office:value-type="string"><text:p text:style-name="P49"/></table:table-cell><table:table-cell table:style-name="Table17.H21" office:value-type="string"><text:p text:style-name="P49"/></table:table-cell><table:table-cell table:style-name="Table17.I21" office:value-type="string"><text:p text:style-name="P49"/></table:table-cell><table:table-cell table:style-name="Table17.J21" office:value-type="string"><text:p text:style-name="P49"/></table:table-cell><table:table-cell table:style-name="Table17.K21" office:value-type="string"><text:p text:style-name="P49"/></table:table-cell><table:table-cell table:style-name="Table17.L21" office:value-type="string"><text:p text:style-name="P49"/></table:table-cell><table:table-cell table:style-name="Table17.M21" office:value-type="string"><text:p text:style-name="P49"/></table:table-cell></table:table-row></table:table><text:p text:style-name="P52"/></table:table-cell></table:table-row></table:table><text:p text:style-name="Normal"/></draw:text-box></draw:frame></text:span></text:span></text:p>
      <text:p text:style-name="P53"/>
      <text:p text:style-name="P54"/>
      <text:p text:style-name="P43"><text:span text:style-name="Fuente_20_de_20_párrafo_20_predeter."><text:span text:style-name="T34">COMENTARIOS SOBRE LOS RESULTADOS:</text:span></text:span></text:p>
      <text:p text:style-name="P43"><text:bookmark text:name="_Ref338787914"/><text:bookmark text:name="_Ref338826099"/><text:span text:style-name="Fuente_20_de_20_párrafo_20_predeter."><text:span text:style-name="T3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1" svg:font-family="Calibri, sans-serif" style:font-family-generic="system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Lohit Hindi" svg:font-family="'Lohit Hindi'" style:font-family-generic="system" style:font-pitch="variable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Liberation Serif" fo:font-family="'Liberation Serif'" style:font-family-generic="roman" style:font-pitch="variable" fo:font-size="18pt" fo:language="es" fo:country="ES" style:font-name-asian="MS Mincho" style:font-family-asian="'MS Mincho'" style:font-family-generic-asian="roma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Normal" style:next-style-name="Normal" style:default-outline-level="1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top="0.353cm" fo:margin-bottom="0.141cm" style:contextual-spacing="false" fo:orphans="2" fo:widows="2" fo:hyphenation-ladder-count="no-limit" fo:hyphenation-keep="auto" loext:hyphenation-keep-type="column" fo:padding-left="0cm" fo:padding-right="0cm" fo:padding-top="0cm" fo:padding-bottom="0.035cm" fo:border-left="none" fo:border-right="none" fo:border-top="none" fo:border-bottom="0.99pt solid #808080" style:shadow="none"/>
      <style:text-properties fo:color="#265557" loext:opacity="100%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hyphenation-ladder-count="no-limit" fo:hyphenation-keep="auto" loext:hyphenation-keep-type="column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353cm" fo:margin-bottom="0.141cm" style:contextual-spacing="false" fo:orphans="2" fo:widows="2" fo:hyphenation-ladder-count="no-limit" fo:hyphenation-keep="auto" loext:hyphenation-keep-type="column" fo:padding-left="0cm" fo:padding-right="0cm" fo:padding-top="0cm" fo:padding-bottom="0.071cm" fo:border-left="none" fo:border-right="none" fo:border-top="none" fo:border-bottom="0.51pt solid #c0c0c0" style:shadow="none"/>
      <style:text-properties fo:color="#337275" loext:opacity="100%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.141cm" style:contextual-spacing="false" fo:orphans="2" fo:widows="2" fo:hyphenation-ladder-count="no-limit" fo:hyphenation-keep="auto" loext:hyphenation-keep-type="column"/>
      <style:text-properties fo:color="#337275" loext:opacity="100%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494cm" fo:margin-bottom="0.176cm" style:contextual-spacing="false" fo:orphans="2" fo:widows="2" fo:hyphenation-ladder-count="no-limit" fo:hyphenation-keep="auto" loext:hyphenation-keep-type="column"/>
      <style:text-properties fo:color="#337275" loext:opacity="100%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 loext:hyphenation-no-caps="false" loext:hyphenation-no-last-word="false" loext:hyphenation-word-char-count="no-limit" loext:hyphenation-zone="no-limit"/>
    </style:style>
    <style:style style:name="Título_20_7" style:display-name="Título 7" style:family="paragraph" style:parent-style-name="Normal" style:next-style-name="Normal" style:default-outline-level="7">
      <style:paragraph-properties fo:margin-top="0.564cm" fo:margin-bottom="0.176cm" style:contextual-spacing="false" fo:orphans="2" fo:widows="2" fo:hyphenation-ladder-count="no-limit" fo:hyphenation-keep="auto" loext:hyphenation-keep-type="column"/>
      <style:text-properties fo:color="#a5ab81" loext:opacity="100%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 loext:hyphenation-no-caps="false" loext:hyphenation-no-last-word="false" loext:hyphenation-word-char-count="no-limit" loext:hyphenation-zone="no-limit"/>
    </style:style>
    <style:style style:name="Título_20_8" style:display-name="Título 8" style:family="paragraph" style:parent-style-name="Normal" style:next-style-name="Normal" style:default-outline-level="8">
      <style:paragraph-properties fo:margin-top="0.564cm" fo:margin-bottom="0.176cm" style:contextual-spacing="false" fo:orphans="2" fo:widows="2" fo:hyphenation-ladder-count="no-limit" fo:hyphenation-keep="auto" loext:hyphenation-keep-type="column"/>
      <style:text-properties fo:color="#a5ab81" loext:opacity="100%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ítulo_20_9" style:display-name="Título 9" style:family="paragraph" style:parent-style-name="Normal" style:next-style-name="Normal" style:default-outline-level="9">
      <style:paragraph-properties fo:margin-top="0.564cm" fo:margin-bottom="0.176cm" style:contextual-spacing="false" fo:orphans="2" fo:widows="2" fo:hyphenation-ladder-count="no-limit" fo:hyphenation-keep="auto" loext:hyphenation-keep-type="column"/>
      <style:text-properties fo:color="#a5ab81" loext:opacity="100%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orphans="0" fo:widows="0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roma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independiente" style:display-name="Texto independiente" style:family="paragraph" style:parent-style-name="Normal">
      <style:paragraph-properties fo:margin-top="0cm" fo:margin-bottom="0.212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o_20_independiente">
      <style:paragraph-properties fo:hyphenation-ladder-count="no-limit" fo:hyphenation-keep="auto" loext:hyphenation-keep-type="column"/>
      <style:text-properties style:font-name-complex="Lohit Hindi" style:font-family-complex="'Lohit Hind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pígrafe" style:family="paragraph" style:parent-style-name="Normal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" style:class="index">
      <style:paragraph-properties fo:hyphenation-ladder-count="no-limit" fo:hyphenation-keep="auto" loext:hyphenation-keep-type="column" text:number-lines="false" text:line-number="0"/>
      <style:text-properties style:font-name-complex="Lohit Hindi" style:font-family-complex="'Lohit Hind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pígrafe1" style:family="paragraph" style:parent-style-name="Normal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Normal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style:contextual-spacing="false" fo:orphans="2" fo:widows="2" fo:hyphenation-ladder-count="no-limit" fo:hyphenation-keep="auto" loext:hyphenation-keep-type="column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top="0.423cm" fo:margin-bottom="0cm" style:contextual-spacing="false" fo:text-align="center" style:justify-single-word="false" fo:orphans="2" fo:widows="2" fo:hyphenation-ladder-count="no-limit" fo:hyphenation-keep="auto" loext:hyphenation-keep-type="column">
        <style:tab-stops>
          <style:tab-stop style:position="-53.192cm"/>
          <style:tab-stop style:position="-52.557cm"/>
        </style:tab-stops>
      </style:paragraph-properties>
      <style:text-properties fo:color="#000000" loext:opacity="100%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o_20_independiente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digoListado" style:family="paragraph" style:parent-style-name="Normal">
      <style:paragraph-properties fo:hyphenation-ladder-count="no-limit" fo:hyphenation-keep="auto" loext:hyphenation-keep-type="column" fo:padding-left="0cm" fo:padding-right="0cm" fo:padding-top="0cm" fo:padding-bottom="0.035cm" fo:border-left="none" fo:border-right="none" fo:border-top="none" fo:border-bottom="1.5pt solid #000000" style:shadow="none"/>
      <style:text-properties style:font-name="Liberation Mono" fo:font-family="'Liberation Mono'" style:font-family-generic="modern" style:font-pitch="fixed" fo:font-size="9pt" style:font-size-asian="9pt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Encabezado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>
        <style:tab-stops/>
      </style:paragraph-properties>
      <style:text-properties fo:color="#b20d21" loext:opacity="100%" fo:font-size="14pt" fo:font-weight="bold" style:font-name-asian="Microsoft YaHei" style:font-family-asian="'Microsoft YaHei'" style:font-family-generic-asian="swiss" style:font-pitch-asian="variable" style:font-size-asian="14pt" style:font-weight-asian="bold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" style:family="paragraph" style:parent-style-name="Descripció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exto_20_comentario" style:display-name="Texto comentario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HTML_20_con_20_formato_20_previo" style:display-name="HTML con formato previo" style:family="paragraph" style:parent-style-name="Normal">
      <style:paragraph-properties fo:text-align="start" style:justify-single-word="false" fo:orphans="2" fo:widows="2" fo:hyphenation-ladder-count="no-limit" fo:hyphenation-keep="auto" loext:hyphenation-keep-type="column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423cm" fo:margin-bottom="0.212cm" style:contextual-spacing="false" style:page-number="auto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a_20_vistosa_20_-_20_Énfasis_20_11" style:display-name="Lista vistosa - Énfasis 11" style:family="paragraph" style:parent-style-name="Normal">
      <style:paragraph-properties fo:margin-top="0.212cm" fo:margin-bottom="0cm" style:contextual-spacing="false" fo:orphans="2" fo:widows="2" fo:hyphenation-ladder-count="no-limit" fo:hyphenation-keep="auto" loext:hyphenation-keep-type="column"/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ParrafoNegro" style:family="paragraph" style:parent-style-name="Párrafo_20_de_20_lista">
      <style:paragraph-properties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0pt" fo:font-weight="bold" style:letter-kerning="true" style:font-size-asian="10pt" style:language-asian="zh" style:country-asian="CN" style:font-weight-asian="bold" fo:hyphenate="tru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WW8Num1z0" style:family="text">
      <style:text-properties fo:color="#4f81bd" loext:opacity="100%" fo:font-size="12pt" style:font-size-asian="12pt"/>
    </style:style>
    <style:style style:name="WW8Num2z0" style:family="text">
      <style:text-properties fo:color="#4f81bd" loext:opacity="100%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loext:opacity="100%" fo:font-size="12pt" style:font-size-asian="12pt"/>
    </style:style>
    <style:style style:name="WW8Num6z0" style:family="text">
      <style:text-properties fo:color="#4f81bd" loext:opacity="100%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loext:opacity="100%" fo:font-size="12pt" style:font-size-asian="12pt"/>
    </style:style>
    <style:style style:name="WW8Num8z0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loext:opacity="100%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Número_20_de_20_página" style:display-name="Número de página" style:family="text"/>
    <style:style style:name="Título_20_1_20_Car" style:display-name="Título 1 Car" style:family="text">
      <style:text-properties fo:color="#265557" loext:opacity="100%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loext:opacity="100%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loext:opacity="100%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loext:opacity="100%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loext:opacity="100%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loext:opacity="100%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loext:opacity="100%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loext:opacity="100%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loext:opacity="100%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Liberation Mono" fo:font-family="'Liberation Mono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exto_20_comentario_20_Car" style:display-name="Texto comentario Car" style:family="text" style:parent-style-name="Fuente_20_de_20_párrafo_20_predeter.">
      <style:text-properties style:font-name="Liberation Serif" fo:font-family="'Liberation Serif'" style:font-family-generic="roman" style:font-pitch="variable" fo:language="es" fo:country="ES" style:font-name-asian="MS Mincho" style:font-family-asian="'MS Mincho'" style:font-family-generic-asian="roman" style:font-pitch-asian="fixed" style:language-asian="zh" style:country-asian="CN" style:font-name-complex="Cambria" style:font-family-complex="Cambria" style:font-family-generic-complex="roman" style:font-pitch-complex="variable"/>
    </style:style>
    <style:style style:name="Asunto_20_del_20_comentario_20_Car" style:display-name="Asunto del comentario Car" style:family="text" style:parent-style-name="Texto_20_comentario_20_Car">
      <style:text-properties style:font-name="Liberation Serif" fo:font-family="'Liberation Serif'" style:font-family-generic="roman" style:font-pitch="variable" fo:language="es" fo:country="ES" fo:font-weight="bold" style:font-name-asian="MS Mincho" style:font-family-asian="'MS Mincho'" style:font-family-generic-asian="roman" style:font-pitch-asian="fixed" style:language-asian="zh" style:country-asian="CN" style:font-weight-asian="bold" style:font-name-complex="Cambria" style:font-family-complex="Cambria" style:font-family-generic-complex="roman" style:font-pitch-complex="variable" style:font-weight-complex="bold"/>
    </style:style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fo:language="es" fo:country="ES" style:font-name-asian="MS Mincho" style:font-family-asian="'MS Mincho'" style:font-family-generic-asian="roman" style:font-pitch-asian="fixed" style:font-size-asian="9pt" style:language-asian="zh" style:country-asian="CN" style:font-name-complex="Segoe UI" style:font-family-complex="'Segoe UI'" style:font-family-generic-complex="swiss" style:font-pitch-complex="variable" style:font-size-complex="9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_20_visitado" style:display-name="Hipervínculo visitado" style:family="text" style:parent-style-name="Fuente_20_de_20_párrafo_20_predeter.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con_20_formato_20_previo_20_Car" style:display-name="HTML con formato previo Car" style:family="text" style:parent-style-name="Fuente_20_de_20_párrafo_20_predeter.">
      <style:text-properties style:font-name="Courier New" fo:font-family="'Courier New'" style:font-family-generic="modern" style:font-pitch="fixed" fo:language="es" fo:country="ES" style:language-asian="es" style:country-asian="ES" style:font-name-complex="Courier New" style:font-family-complex="'Courier New'" style:font-family-generic-complex="modern" style:font-pitch-complex="fixed"/>
    </style:style>
    <style:style style:name="WW_5f_CharLFO30LVL1" style:display-name="WW_CharLFO30LVL1" style:family="text">
      <style:text-properties fo:color="#4f81bd" loext:opacity="100%" fo:font-size="12pt" style:font-size-asian="12pt"/>
    </style:style>
    <style:style style:name="WW_5f_CharLFO30LVL2" style:display-name="WW_CharLFO30LVL2" style:family="text">
      <style:text-properties fo:color="#4f81bd" loext:opacity="100%" fo:font-size="12pt" style:font-size-asian="12pt"/>
    </style:style>
    <style:style style:name="WW_5f_CharLFO30LVL3" style:display-name="WW_CharLFO30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5" style:display-name="WW_CharLFO30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8" style:display-name="WW_CharLFO30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1" style:display-name="WW_CharLFO32LVL1" style:family="text">
      <style:text-properties fo:font-weight="bold" style:font-weight-asian="bold"/>
    </style:style>
    <style:style style:name="WW_5f_CharLFO33LVL1" style:display-name="WW_CharLFO33LVL1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0LVL1" style:display-name="WW_CharLFO20LVL1" style:family="text">
      <style:text-properties fo:color="#4f81bd" loext:opacity="100%" style:font-name="Cambria" fo:font-family="Cambria" style:font-family-generic="roman" style:font-pitch="variable"/>
    </style:style>
    <style:style style:name="WW_5f_CharLFO20LVL2" style:display-name="WW_CharLFO20LVL2" style:family="text">
      <style:text-properties fo:color="#4f81bd" loext:opacity="100%" style:font-name="Cambria" fo:font-family="Cambria" style:font-family-generic="roman" style:font-pitch="variable"/>
    </style:style>
    <style:style style:name="WW_5f_CharLFO21LVL1" style:display-name="WW_CharLFO21LVL1" style:family="text">
      <style:text-properties fo:color="#4f81bd" loext:opacity="100%" style:font-name="Cambria" fo:font-family="Cambria" style:font-family-generic="roman" style:font-pitch="variable"/>
    </style:style>
    <style:style style:name="WW_5f_CharLFO21LVL2" style:display-name="WW_CharLFO21LVL2" style:family="text">
      <style:text-properties fo:color="#4f81bd" loext:opacity="100%"/>
    </style:style>
    <style:style style:name="WW_5f_CharLFO21LVL3" style:display-name="WW_CharLFO21LVL3" style:family="text">
      <style:text-properties fo:color="#4f81bd" loext:opacity="100%"/>
    </style:style>
    <style:style style:name="WW_5f_CharLFO22LVL1" style:display-name="WW_CharLFO22LVL1" style:family="text">
      <style:text-properties fo:color="#4f81bd" loext:opacity="100%" fo:font-size="12pt" style:text-underline-style="none" style:font-size-asian="12pt"/>
    </style:style>
    <style:style style:name="WW_5f_CharLFO22LVL2" style:display-name="WW_CharLFO22LVL2" style:family="text">
      <style:text-properties fo:color="#4f81bd" loext:opacity="100%" style:font-name="Symbol" fo:font-family="Symbol" style:font-family-generic="roman" style:font-pitch="variable" style:font-charset="x-symbol"/>
    </style:style>
    <style:style style:name="WW_5f_CharLFO24LVL1" style:display-name="WW_CharLFO24LVL1" style:family="text">
      <style:text-properties fo:color="#4f81bd" loext:opacity="100%" fo:font-size="12pt" style:text-underline-style="none" style:font-size-asian="12pt"/>
    </style:style>
    <style:style style:name="WW_5f_CharLFO24LVL2" style:display-name="WW_CharLFO24LVL2" style:family="text">
      <style:text-properties fo:color="#4f81bd" loext:opacity="100%" style:font-name="Symbol" fo:font-family="Symbol" style:font-family-generic="roman" style:font-pitch="variable" style:font-charset="x-symbol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text:style-name="WW_5f_CharLFO30LVL1" loext:num-list-format=" %1%." style:num-prefix=" " style:num-suffix="." style:num-format="1" text:start-value="8">
        <style:list-level-properties text:list-level-position-and-space-mode="label-alignment">
          <style:list-level-label-alignment text:label-followed-by="space" fo:text-indent="-0.499cm"/>
        </style:list-level-properties>
      </text:list-level-style-number>
      <text:list-level-style-number text:level="2" text:style-name="WW_5f_CharLFO30LVL2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bullet text:level="3" text:style-name="WW_5f_CharLFO30LVL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StarSymbol"/>
      </text:list-level-style-bullet>
      <text:list-level-style-bullet text:level="4" text:style-name="WW_5f_CharLFO30LVL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StarSymbol"/>
      </text:list-level-style-bullet>
      <text:list-level-style-bullet text:level="5" text:style-name="WW_5f_CharLFO30LVL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StarSymbol"/>
      </text:list-level-style-bullet>
      <text:list-level-style-bullet text:level="6" text:style-name="WW_5f_CharLFO30LVL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StarSymbol"/>
      </text:list-level-style-bullet>
      <text:list-level-style-bullet text:level="7" text:style-name="WW_5f_CharLFO30LVL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StarSymbol"/>
      </text:list-level-style-bullet>
      <text:list-level-style-bullet text:level="8" text:style-name="WW_5f_CharLFO30LVL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StarSymbol"/>
      </text:list-level-style-bullet>
      <text:list-level-style-bullet text:level="9" text:style-name="WW_5f_CharLFO30LVL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_5f_OutlineListStyle_5f_26" style:display-name="WW_OutlineListStyle_2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5" style:display-name="WW_OutlineListStyle_2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4" style:display-name="WW_OutlineListStyle_2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3" style:display-name="WW_OutlineListStyle_2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2" style:display-name="WW_OutlineListStyle_2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1" style:display-name="WW_OutlineListStyle_2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0" style:display-name="WW_OutlineListStyle_2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9" style:display-name="WW_OutlineListStyle_1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8" style:display-name="WW_OutlineListStyle_1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7" style:display-name="WW_OutlineListStyle_1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6" style:display-name="WW_OutlineListStyle_1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5" style:display-name="WW_OutlineListStyle_1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4" style:display-name="WW_OutlineListStyle_1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3" style:display-name="WW_OutlineListStyle_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2" style:display-name="WW_OutlineListStyle_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1" style:display-name="WW_OutlineListStyle_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0" style:display-name="WW_OutlineListStyle_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9" style:display-name="WW_OutlineListStyle_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32LVL1" loext:num-list-format="Tabla %1% .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_5f_CharLFO3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33LVL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Pie_20_de_20_página">
      <style:paragraph-properties fo:text-align="start" style:justify-single-word="false"/>
      <style:text-properties officeooo:paragraph-rsid="0031e6b8"/>
    </style:style>
    <style:style style:name="MP3" style:family="paragraph" style:parent-style-name="Pie_20_de_20_página">
      <style:paragraph-properties fo:text-align="start" style:justify-single-word="false"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>
      <style:text-properties style:font-name="Arial" fo:font-size="8pt" officeooo:rsid="0033287f" style:font-size-asian="8pt" style:font-name-complex="Arial"/>
    </style:style>
    <style:style style:name="MT3" style:family="text">
      <style:text-properties fo:color="#203931" loext:opacity="100%" style:font-name="Arial" fo:font-size="8pt" style:font-size-asian="8pt" style:font-name-complex="Arial"/>
    </style:style>
    <style:style style:name="MT4" style:family="text">
      <style:text-properties fo:color="#203931" loext:opacity="100%" style:font-name="Arial" fo:font-size="8pt" fo:language="es" fo:country="ES" officeooo:rsid="0030e05f" style:font-name-asian="MS Mincho" style:font-size-asian="8pt" style:language-asian="zh" style:country-asian="CN" style:font-name-complex="Arial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707cm" fo:margin-right="1.6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-0.019cm" fo:margin-left="0cm" fo:margin-right="0cm" fo:margin-bottom="0cm" style:dynamic-spacing="true"/>
      </style:header-style>
      <style:footer-style>
        <style:header-footer-properties fo:min-height="-0.01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707cm" fo:margin-right="1.6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Fuente_20_de_20_párrafo_20_predeter."><text:span text:style-name="MT1">Cuaderno de prácticas de Arquitectura de Computadores, Grado</text:span></text:span><text:span text:style-name="Fuente_20_de_20_párrafo_20_predeter."><text:span text:style-name="MT2">s</text:span></text:span><text:span text:style-name="Fuente_20_de_20_párrafo_20_predeter."><text:span text:style-name="MT1"> Ingeniería Informática<text:line-break/></text:span></text:span></text:p>
      </style:header>
      <style:header-left>
        <text:p text:style-name="MP1"><text:span text:style-name="Fuente_20_de_20_párrafo_20_predeter."><text:span text:style-name="MT1">Cuaderno de prácticas de Arquitectura de Computadores, Grado</text:span></text:span><text:span text:style-name="Fuente_20_de_20_párrafo_20_predeter."><text:span text:style-name="MT2">s</text:span></text:span><text:span text:style-name="Fuente_20_de_20_párrafo_20_predeter."><text:span text:style-name="MT1"> Ingeniería Informática<text:line-break/></text:span></text:span></text:p>
      </style:header-left>
      <style:footer>
        <text:p text:style-name="MP2"><text:span text:style-name="Fuente_20_de_20_párrafo_20_predeter."><text:span text:style-name="MT3">Depto. </text:span></text:span><text:span text:style-name="Fuente_20_de_20_párrafo_20_predeter."><text:span text:style-name="MT4">Ingeniería de Computadores, Automática y Robótica</text:span></text:span><text:span text:style-name="Fuente_20_de_20_párrafo_20_predeter."><text:span text:style-name="MT1"> <text:s text:c="125"/></text:span></text:span><text:span text:style-name="Número_20_de_20_página"><text:s/></text:span><text:span text:style-name="Número_20_de_20_página"><text:page-number text:select-page="current">3</text:page-number></text:span></text:p>
      </style:footer>
      <style:footer-left>
        <text:p text:style-name="MP3"><text:span text:style-name="Número_20_de_20_página"><text:page-number text:select-page="current">4</text:page-number></text:span><text:span text:style-name="Número_20_de_20_página"><text:tab/><text:tab/><text:tab/><text:tab/> <text:s text:c="25"/></text:span><text:span text:style-name="Fuente_20_de_20_párrafo_20_predeter."><text:span text:style-name="MT3">Depto. </text:span></text:span><text:span text:style-name="Fuente_20_de_20_párrafo_20_predeter."><text:span text:style-name="MT4">Ingeniería de Computadores, Automática y Robótica</text:span></text:span></text:p>
      </style:footer-left>
    </style:master-page>
    <style:master-page style:name="MPF0" style:page-layout-name="Mpm3" draw:style-name="Mdp1" style:next-style-name="MP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dc:title/>
    <meta:initial-creator>Luis Javier Herrera</meta:initial-creator>
    <meta:creation-date>2021-02-16T17:19:00Z</meta:creation-date>
    <dc:date>2025-01-11T23:14:25.465000000</dc:date>
    <meta:print-date>2021-02-16T12:10:00Z</meta:print-date>
    <meta:editing-cycles>26</meta:editing-cycles>
    <meta:editing-duration>P2DT11H19M34S</meta:editing-duration>
    <meta:document-statistic meta:table-count="14" meta:image-count="0" meta:object-count="0" meta:page-count="4" meta:paragraph-count="123" meta:word-count="1185" meta:character-count="7684" meta:non-whitespace-character-count="6463"/>
    <meta:template xlink:type="simple" xlink:actuate="onRequest" xlink:title="" xlink:href="../../Plantillas_2021_22/BP0_Apellido1Apellido2Nombre_Y.odt/Normal"/>
  </office:meta>
</office:document-meta>
</file>